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lab6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81.28mm"/>
    </style:style>
    <style:style style:name="co5" style:family="table-column">
      <style:table-column-properties fo:break-before="auto" style:column-width="63.69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64mm"/>
    </style:style>
    <style:style style:name="co9" style:family="table-column">
      <style:table-column-properties fo:break-before="auto" style:column-width="40.01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4.04mm"/>
    </style:style>
    <style:style style:name="co13" style:family="table-column">
      <style:table-column-properties fo:break-before="auto" style:column-width="38.93mm"/>
    </style:style>
    <style:style style:name="co14" style:family="table-column">
      <style:table-column-properties fo:break-before="auto" style:column-width="39.19mm"/>
    </style:style>
    <style:style style:name="co15" style:family="table-column">
      <style:table-column-properties fo:break-before="auto" style:column-width="29.26mm"/>
    </style:style>
    <style:style style:name="co16" style:family="table-column">
      <style:table-column-properties fo:break-before="auto" style:column-width="36.34mm"/>
    </style:style>
    <style:style style:name="co17" style:family="table-column">
      <style:table-column-properties fo:break-before="auto" style:column-width="40.92mm"/>
    </style:style>
    <style:style style:name="co18" style:family="table-column">
      <style:table-column-properties fo:break-before="auto" style:column-width="92.08mm"/>
    </style:style>
    <style:style style:name="co19" style:family="table-column">
      <style:table-column-properties fo:break-before="auto" style:column-width="28.22mm"/>
    </style:style>
    <style:style style:name="co20" style:family="table-column">
      <style:table-column-properties fo:break-before="auto" style:column-width="64.96mm"/>
    </style:style>
    <style:style style:name="co21" style:family="table-column">
      <style:table-column-properties fo:break-before="auto" style:column-width="73.41mm"/>
    </style:style>
    <style:style style:name="co22" style:family="table-column">
      <style:table-column-properties fo:break-before="auto" style:column-width="88.55mm"/>
    </style:style>
    <style:style style:name="co23" style:family="table-column">
      <style:table-column-properties fo:break-before="auto" style:column-width="52.19mm"/>
    </style:style>
    <style:style style:name="co24" style:family="table-column">
      <style:table-column-properties fo:break-before="auto" style:column-width="35.97mm"/>
    </style:style>
    <style:style style:name="co25" style:family="table-column">
      <style:table-column-properties fo:break-before="auto" style:column-width="31.17mm"/>
    </style:style>
    <style:style style:name="co26" style:family="table-column">
      <style:table-column-properties fo:break-before="auto" style:column-width="69.83mm"/>
    </style:style>
    <style:style style:name="co27" style:family="table-column">
      <style:table-column-properties fo:break-before="auto" style:column-width="27.27mm"/>
    </style:style>
    <style:style style:name="co28" style:family="table-column">
      <style:table-column-properties fo:break-before="auto" style:column-width="26.07mm"/>
    </style:style>
    <style:style style:name="co29" style:family="table-column">
      <style:table-column-properties fo:break-before="auto" style:column-width="25.17mm"/>
    </style:style>
    <style:style style:name="co30" style:family="table-column">
      <style:table-column-properties fo:break-before="auto" style:column-width="64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ro8" style:family="table-row">
      <style:table-row-properties style:row-height="11.87mm" fo:break-before="auto" style:use-optimal-row-height="false"/>
    </style:style>
    <style:style style:name="ro9" style:family="table-row">
      <style:table-row-properties style:row-height="12.14mm" fo:break-before="auto" style:use-optimal-row-height="false"/>
    </style:style>
    <style:style style:name="ro10" style:family="table-row">
      <style:table-row-properties style:row-height="12.44mm" fo:break-before="auto" style:use-optimal-row-height="false"/>
    </style:style>
    <style:style style:name="ro11" style:family="table-row">
      <style:table-row-properties style:row-height="13.69mm" fo:break-before="auto" style:use-optimal-row-height="false"/>
    </style:style>
    <style:style style:name="ro12" style:family="table-row">
      <style:table-row-properties style:row-height="11.99mm" fo:break-before="auto" style:use-optimal-row-height="false"/>
    </style:style>
    <style:style style:name="ta1" style:family="table" style:master-page-name="PageStyle_5f_A1">
      <style:table-properties table:display="true" style:writing-mode="lr-tb"/>
    </style:style>
    <style:style style:name="ta2" style:family="table" style:master-page-name="PageStyle_5f_Справочник">
      <style:table-properties table:display="true" style:writing-mode="lr-tb"/>
    </style:style>
    <style:style style:name="ta3" style:family="table" style:master-page-name="PageStyle_5f_Расчёт">
      <style:table-properties table:display="true" style:writing-mode="lr-tb"/>
    </style:style>
    <style:style style:name="ta4" style:family="table" style:master-page-name="PageStyle_5f_Диаграмма">
      <style:table-properties table:display="true" style:writing-mode="lr-tb"/>
    </style:style>
    <style:style style:name="ta5" style:family="table" style:master-page-name="PageStyle_5f_D2">
      <style:table-properties table:display="true" style:writing-mode="lr-tb"/>
    </style:style>
    <style:style style:name="ta6" style:family="table" style:master-page-name="PageStyle_5f_F3.Таблица1">
      <style:table-properties table:display="true" style:writing-mode="lr-tb"/>
    </style:style>
    <style:style style:name="ta7" style:family="table" style:master-page-name="PageStyle_5f_F3.Таблица2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11">
      <style:table-cell-properties style:rotation-align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5" style:family="table-cell" style:parent-style-name="Default" style:data-style-name="N120">
      <style:table-cell-properties style:rotation-align="none"/>
    </style:style>
    <style:style style:name="ce10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15" style:family="table-cell" style:parent-style-name="Default" style:data-style-name="N10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28" style:family="table-cell" style:parent-style-name="Default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30" style:family="table-cell" style:parent-style-name="Default" style:data-style-name="N10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3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10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6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</style:style>
    <style:style style:name="ce40" style:family="table-cell" style:parent-style-name="Default" style:data-style-name="N2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41" style:family="table-cell" style:parent-style-name="Default" style:data-style-name="N2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</style:style>
    <style:style style:name="ce42" style:family="table-cell" style:parent-style-name="Default" style:data-style-name="N2">
      <style:table-cell-properties fo:border-bottom="2.49pt solid #000000" style:diagonal-bl-tr="none" style:diagonal-tl-br="none" fo:border-left="2.49pt solid #000000" fo:border-right="0.74pt solid #000000" style:rotation-align="none" fo:border-top="2.49pt solid #000000"/>
    </style:style>
    <style:style style:name="ce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46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47" style:family="table-cell" style:parent-style-name="Default" style:data-style-name="N2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48" style:family="table-cell" style:parent-style-name="Default" style:data-style-name="N2">
      <style:table-cell-properties fo:border-bottom="2.49pt solid #000000" style:diagonal-bl-tr="none" style:diagonal-tl-br="none" fo:border-left="0.74pt solid #000000" fo:border-right="0.74pt solid #000000" style:rotation-align="none" fo:border-top="2.49pt solid #000000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  <style:style style:name="ce52" style:family="table-cell" style:parent-style-name="Default" style:data-style-name="N2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53" style:family="table-cell" style:parent-style-name="Default" style:data-style-name="N2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54" style:family="table-cell" style:parent-style-name="Default" style:data-style-name="N2">
      <style:table-cell-properties fo:border-bottom="2.49pt solid #000000" style:diagonal-bl-tr="none" style:diagonal-tl-br="none" fo:border-left="0.74pt solid #000000" fo:border-right="2.49pt solid #000000" style:rotation-align="none" fo:border-top="2.49pt solid #000000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style:diagonal-bl-tr="none" style:diagonal-tl-br="none" fo:border-left="2.49pt solid #000000" fo:border-right="2.49pt solid #000000" style:rotation-align="none" fo:border-top="2.49pt solid #000000"/>
    </style:style>
    <style:style style:name="ce57" style:family="table-cell" style:parent-style-name="Default" style:data-style-name="N2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58" style:family="table-cell" style:parent-style-name="Default" style:data-style-name="N2">
      <style:table-cell-properties fo:border-bottom="2.49pt solid #000000" style:diagonal-bl-tr="none" style:diagonal-tl-br="none" fo:border-left="2.49pt solid #000000" fo:border-right="2.49pt solid #000000" style:rotation-align="none" fo:border-top="0.74pt solid #000000"/>
    </style:style>
    <style:style style:name="ce59" style:family="table-cell" style:parent-style-name="Default" style:data-style-name="N2">
      <style:table-cell-properties style:diagonal-bl-tr="none" style:diagonal-tl-br="none" fo:border="2.49pt solid #000000" style:rotation-align="none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="0.06pt solid #000000"/>
    </style:style>
    <style:style style:name="ce119" style:family="table-cell" style:parent-style-name="Default" style:data-style-name="N112">
      <style:table-cell-properties style:text-align-source="fix" style:repeat-content="false" fo:border="0.06pt solid #000000" style:direction="ttb" style:vertical-align="middle"/>
      <style:paragraph-properties fo:text-align="center" fo:margin-left="0mm"/>
    </style:style>
    <style:style style:name="ce120" style:family="table-cell" style:parent-style-name="Default" style:data-style-name="N113">
      <style:table-cell-properties style:text-align-source="fix" style:repeat-content="false" fo:border="0.06pt solid #000000" style:direction="ttb" style:vertical-align="middle"/>
      <style:paragraph-properties fo:text-align="center" fo:margin-left="0mm"/>
    </style:style>
    <style:style style:name="ce121" style:family="table-cell" style:parent-style-name="Default" style:data-style-name="N40">
      <style:table-cell-properties fo:border="0.06pt solid #000000"/>
    </style:style>
    <style:style style:name="ce122" style:family="table-cell" style:parent-style-name="Default" style:data-style-name="N0"/>
    <style:style style:name="ce12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!=0" table:allow-empty-cell="true" table:base-cell-address="Диаграмма.A1">
          <table:help-message table:display="true"/>
          <table:error-message table:message-type="stop" table:display="true"/>
        </table:content-validation>
        <table:content-validation table:name="val2" table:condition="of:cell-content-is-in-list([.$K$2:.$K$5])" table:allow-empty-cell="true" table:display-list="unsorted" table:base-cell-address="Диаграмма.E1">
          <table:help-message table:display="true"/>
          <table:error-message table:message-type="stop" table:display="true"/>
        </table:content-validation>
        <table:content-validation table:name="val3" table:base-cell-address="Диаграмма.K2">
          <table:help-message table:display="true"/>
          <table:error-message table:message-type="stop" table:display="true"/>
        </table:content-validation>
      </table:content-validations>
      <table:table table:name="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4" table:number-rows-spanned="1">
            <text:p>Минимальное значение аргумента</text:p>
          </table:table-cell>
          <table:covered-table-cell table:number-columns-repeated="3" table:style-name="ce4"/>
          <table:table-cell table:style-name="ce8" office:value-type="float" office:value="1" calcext:value-type="float">
            <text:p>1,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4" table:number-rows-spanned="1">
            <text:p>Максимальное значение аргумента</text:p>
          </table:table-cell>
          <table:covered-table-cell table:number-columns-repeated="3" table:style-name="ce4"/>
          <table:table-cell table:style-name="ce8" office:value-type="float" office:value="10" calcext:value-type="float">
            <text:p>10,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4" table:number-rows-spanned="1">
            <text:p>Шаг изменения аргумента</text:p>
          </table:table-cell>
          <table:covered-table-cell table:number-columns-repeated="3" table:style-name="ce4"/>
          <table:table-cell table:style-name="ce8" office:value-type="float" office:value="0.5" calcext:value-type="float">
            <text:p>0,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4" table:number-rows-spanned="1">
            <text:p>Искомое значение</text:p>
          </table:table-cell>
          <table:covered-table-cell table:number-columns-repeated="3" table:style-name="ce4"/>
          <table:table-cell table:style-name="ce8" office:value-type="float" office:value="0.8" calcext:value-type="float">
            <text:p>0,8</text:p>
          </table:table-cell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5" table:number-rows-spanned="1">
            <text:p>Расчет выражения на заданном интервале</text:p>
          </table:table-cell>
          <table:covered-table-cell table:number-columns-repeated="4"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2" table:number-rows-spanned="2">
            <text:p>Аргумент X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Значение выражения при A= <text:s/></text:p>
          </table:table-cell>
          <table:covered-table-cell table:style-name="ce4"/>
          <table:table-cell table:style-name="ce9"/>
          <table:table-cell table:number-columns-repeated="1019"/>
        </table:table-row>
        <table:table-row table:style-name="ro2">
          <table:covered-table-cell table:number-columns-repeated="2" table:style-name="ce16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/>
          <table:table-cell table:formula="of:=IF(PI()=[.H11];&quot;равно&quot;;&quot;не равно&quot;)" office:value-type="string" office:string-value="равно" calcext:value-type="string">
            <text:p>равно</text:p>
          </table:table-cell>
          <table:table-cell table:number-columns-repeated="1016"/>
        </table:table-row>
        <table:table-row table:style-name="ro2">
          <table:table-cell table:style-name="ce5" office:value-type="float" office:value="1" calcext:value-type="float" table:number-columns-spanned="2" table:number-rows-spanned="1">
            <text:p>1,0</text:p>
          </table:table-cell>
          <table:covered-table-cell table:style-name="ce5"/>
          <table:table-cell table:style-name="ce8" table:formula="of:=SQRT(ABS(POWER([.$A11]+[.C$10];2)/[.C$10]))*COS([.C$10]*[.$A11])" office:value-type="float" office:value="0.761145515210312" calcext:value-type="float">
            <text:p>0,8</text:p>
          </table:table-cell>
          <table:table-cell table:style-name="ce8" table:formula="of:=SQRT(ABS(POWER([.$A11]+[.D$10];2)/[.D$10]))*COS([.D$10]*[.$A11])" office:value-type="float" office:value="-0.462978272560241" calcext:value-type="float">
            <text:p>-0,5</text:p>
          </table:table-cell>
          <table:table-cell table:number-columns-repeated="3"/>
          <table:table-cell table:style-name="ce55" table:formula="of:=PI()+1E-015" office:value-type="float" office:value="3.14159265358979" calcext:value-type="float">
            <text:p>3,14159265358979</text:p>
          </table:table-cell>
          <table:table-cell table:number-columns-repeated="1016"/>
        </table:table-row>
        <table:table-row table:style-name="ro2">
          <table:table-cell table:style-name="ce5" table:formula="of:=[.A11]+0.5" office:value-type="float" office:value="1.5" calcext:value-type="float" table:number-columns-spanned="2" table:number-rows-spanned="1">
            <text:p>1,5</text:p>
          </table:table-cell>
          <table:covered-table-cell table:style-name="ce5"/>
          <table:table-cell table:style-name="ce8" table:formula="of:=SQRT(ABS(POWER([.$A12]+[.C$10];2)/[.C$10]))*COS([.C$10]*[.$A12])" office:value-type="float" office:value="1.00763017430577" calcext:value-type="float">
            <text:p>1,0</text:p>
          </table:table-cell>
          <table:table-cell table:style-name="ce8" table:formula="of:=SQRT(ABS(POWER([.$A12]+[.D$10];2)/[.D$10]))*COS([.D$10]*[.$A12])" office:value-type="float" office:value="2.83430056861658" calcext:value-type="float">
            <text:p>2,8</text:p>
          </table:table-cell>
          <table:table-cell table:number-columns-repeated="1020"/>
        </table:table-row>
        <table:table-row table:style-name="ro2">
          <table:table-cell table:style-name="ce5" table:formula="of:=[.A12]+0.5" office:value-type="float" office:value="2" calcext:value-type="float" table:number-columns-spanned="2" table:number-rows-spanned="1">
            <text:p>2,0</text:p>
          </table:table-cell>
          <table:covered-table-cell table:style-name="ce5"/>
          <table:table-cell table:style-name="ce8" table:formula="of:=SQRT(ABS(POWER([.$A13]+[.C$10];2)/[.C$10]))*COS([.C$10]*[.$A13])" office:value-type="float" office:value="-2.62670936779949" calcext:value-type="float">
            <text:p>-2,6</text:p>
          </table:table-cell>
          <table:table-cell table:style-name="ce8" table:formula="of:=SQRT(ABS(POWER([.$A13]+[.D$10];2)/[.D$10]))*COS([.D$10]*[.$A13])" office:value-type="float" office:value="-3.38583756302125" calcext:value-type="float">
            <text:p>-3,4</text:p>
          </table:table-cell>
          <table:table-cell table:number-columns-repeated="1020"/>
        </table:table-row>
        <table:table-row table:style-name="ro2">
          <table:table-cell table:style-name="ce5" table:formula="of:=[.A13]+0.5" office:value-type="float" office:value="2.5" calcext:value-type="float" table:number-columns-spanned="2" table:number-rows-spanned="1">
            <text:p>2,5</text:p>
          </table:table-cell>
          <table:covered-table-cell table:style-name="ce5"/>
          <table:table-cell table:style-name="ce8" table:formula="of:=SQRT(ABS(POWER([.$A14]+[.C$10];2)/[.C$10]))*COS([.C$10]*[.$A14])" office:value-type="float" office:value="3.34671717011343" calcext:value-type="float">
            <text:p>3,3</text:p>
          </table:table-cell>
          <table:table-cell table:style-name="ce8" table:formula="of:=SQRT(ABS(POWER([.$A14]+[.D$10];2)/[.D$10]))*COS([.D$10]*[.$A14])" office:value-type="float" office:value="1.5149273642414" calcext:value-type="float">
            <text:p>1,5</text:p>
          </table:table-cell>
          <table:table-cell table:number-columns-repeated="1020"/>
        </table:table-row>
        <table:table-row table:style-name="ro2">
          <table:table-cell table:style-name="ce5" table:formula="of:=[.A14]+0.5" office:value-type="float" office:value="3" calcext:value-type="float" table:number-columns-spanned="2" table:number-rows-spanned="1">
            <text:p>3,0</text:p>
          </table:table-cell>
          <table:covered-table-cell table:style-name="ce5"/>
          <table:table-cell table:style-name="ce8" table:formula="of:=SQRT(ABS(POWER([.$A15]+[.C$10];2)/[.C$10]))*COS([.C$10]*[.$A15])" office:value-type="float" office:value="-2.71794210373962" calcext:value-type="float">
            <text:p>-2,7</text:p>
          </table:table-cell>
          <table:table-cell table:style-name="ce8" table:formula="of:=SQRT(ABS(POWER([.$A15]+[.D$10];2)/[.D$10]))*COS([.D$10]*[.$A15])" office:value-type="float" office:value="1.64966918888733" calcext:value-type="float">
            <text:p>1,6</text:p>
          </table:table-cell>
          <table:table-cell table:number-columns-repeated="1020"/>
        </table:table-row>
        <table:table-row table:style-name="ro2">
          <table:table-cell table:style-name="ce5" table:formula="of:=[.A15]+0.5" office:value-type="float" office:value="3.5" calcext:value-type="float" table:number-columns-spanned="2" table:number-rows-spanned="1">
            <text:p>3,5</text:p>
          </table:table-cell>
          <table:covered-table-cell table:style-name="ce5"/>
          <table:table-cell table:style-name="ce8" table:formula="of:=SQRT(ABS(POWER([.$A16]+[.C$10];2)/[.C$10]))*COS([.C$10]*[.$A16])" office:value-type="float" office:value="0.834160547025489" calcext:value-type="float">
            <text:p>0,8</text:p>
          </table:table-cell>
          <table:table-cell table:style-name="ce8" table:formula="of:=SQRT(ABS(POWER([.$A16]+[.D$10];2)/[.D$10]))*COS([.D$10]*[.$A16])" office:value-type="float" office:value="-3.91382453016158" calcext:value-type="float">
            <text:p>-3,9</text:p>
          </table:table-cell>
          <table:table-cell table:number-columns-repeated="1020"/>
        </table:table-row>
        <table:table-row table:style-name="ro2">
          <table:table-cell table:style-name="ce5" table:formula="of:=[.A16]+0.5" office:value-type="float" office:value="4" calcext:value-type="float" table:number-columns-spanned="2" table:number-rows-spanned="1">
            <text:p>4,0</text:p>
          </table:table-cell>
          <table:covered-table-cell table:style-name="ce5"/>
          <table:table-cell table:style-name="ce8" table:formula="of:=SQRT(ABS(POWER([.$A17]+[.C$10];2)/[.C$10]))*COS([.C$10]*[.$A17])" office:value-type="float" office:value="1.64249861510343" calcext:value-type="float">
            <text:p>1,6</text:p>
          </table:table-cell>
          <table:table-cell table:style-name="ce8" table:formula="of:=SQRT(ABS(POWER([.$A17]+[.D$10];2)/[.D$10]))*COS([.D$10]*[.$A17])" office:value-type="float" office:value="3.5393099714303" calcext:value-type="float">
            <text:p>3,5</text:p>
          </table:table-cell>
          <table:table-cell table:number-columns-repeated="1020"/>
        </table:table-row>
        <table:table-row table:style-name="ro2">
          <table:table-cell table:style-name="ce5" table:formula="of:=[.A17]+0.5" office:value-type="float" office:value="4.5" calcext:value-type="float" table:number-columns-spanned="2" table:number-rows-spanned="1">
            <text:p>4,5</text:p>
          </table:table-cell>
          <table:covered-table-cell table:style-name="ce5"/>
          <table:table-cell table:style-name="ce8" table:formula="of:=SQRT(ABS(POWER([.$A18]+[.C$10];2)/[.C$10]))*COS([.C$10]*[.$A18])" office:value-type="float" office:value="-3.71026022659867" calcext:value-type="float">
            <text:p>-3,7</text:p>
          </table:table-cell>
          <table:table-cell table:style-name="ce8" table:formula="of:=SQRT(ABS(POWER([.$A18]+[.D$10];2)/[.D$10]))*COS([.D$10]*[.$A18])" office:value-type="float" office:value="-0.565524954257428" calcext:value-type="float">
            <text:p>-0,6</text:p>
          </table:table-cell>
          <table:table-cell table:number-columns-repeated="1020"/>
        </table:table-row>
        <table:table-row table:style-name="ro2">
          <table:table-cell table:style-name="ce5" table:formula="of:=[.A18]+0.5" office:value-type="float" office:value="5" calcext:value-type="float" table:number-columns-spanned="2" table:number-rows-spanned="1">
            <text:p>5,0</text:p>
          </table:table-cell>
          <table:covered-table-cell table:style-name="ce5"/>
          <table:table-cell table:style-name="ce8" table:formula="of:=SQRT(ABS(POWER([.$A19]+[.C$10];2)/[.C$10]))*COS([.C$10]*[.$A19])" office:value-type="float" office:value="4.43279373363132" calcext:value-type="float">
            <text:p>4,4</text:p>
          </table:table-cell>
          <table:table-cell table:style-name="ce8" table:formula="of:=SQRT(ABS(POWER([.$A19]+[.D$10];2)/[.D$10]))*COS([.D$10]*[.$A19])" office:value-type="float" office:value="-3.06537676916722" calcext:value-type="float">
            <text:p>-3,1</text:p>
          </table:table-cell>
          <table:table-cell table:number-columns-repeated="1020"/>
        </table:table-row>
        <table:table-row table:style-name="ro2">
          <table:table-cell table:style-name="ce5" table:formula="of:=[.A19]+0.5" office:value-type="float" office:value="5.5" calcext:value-type="float" table:number-columns-spanned="2" table:number-rows-spanned="1">
            <text:p>5,5</text:p>
          </table:table-cell>
          <table:covered-table-cell table:style-name="ce5"/>
          <table:table-cell table:style-name="ce8" table:formula="of:=SQRT(ABS(POWER([.$A20]+[.C$10];2)/[.C$10]))*COS([.C$10]*[.$A20])" office:value-type="float" office:value="-3.35692530268221" calcext:value-type="float">
            <text:p>-3,4</text:p>
          </table:table-cell>
          <table:table-cell table:style-name="ce8" table:formula="of:=SQRT(ABS(POWER([.$A20]+[.D$10];2)/[.D$10]))*COS([.D$10]*[.$A20])" office:value-type="float" office:value="4.77222288976424" calcext:value-type="float">
            <text:p>4,8</text:p>
          </table:table-cell>
          <table:table-cell table:number-columns-repeated="1020"/>
        </table:table-row>
        <table:table-row table:style-name="ro2">
          <table:table-cell table:style-name="ce5" table:formula="of:=[.A20]+0.5" office:value-type="float" office:value="6" calcext:value-type="float" table:number-columns-spanned="2" table:number-rows-spanned="1">
            <text:p>6,0</text:p>
          </table:table-cell>
          <table:covered-table-cell table:style-name="ce5"/>
          <table:table-cell table:style-name="ce8" table:formula="of:=SQRT(ABS(POWER([.$A21]+[.C$10];2)/[.C$10]))*COS([.C$10]*[.$A21])" office:value-type="float" office:value="0.758816800668388" calcext:value-type="float">
            <text:p>0,8</text:p>
          </table:table-cell>
          <table:table-cell table:style-name="ce8" table:formula="of:=SQRT(ABS(POWER([.$A21]+[.D$10];2)/[.D$10]))*COS([.D$10]*[.$A21])" office:value-type="float" office:value="-3.16855282363798" calcext:value-type="float">
            <text:p>-3,2</text:p>
          </table:table-cell>
          <table:table-cell table:number-columns-repeated="1020"/>
        </table:table-row>
        <table:table-row table:style-name="ro2">
          <table:table-cell table:style-name="ce5" table:formula="of:=[.A21]+0.5" office:value-type="float" office:value="6.5" calcext:value-type="float" table:number-columns-spanned="2" table:number-rows-spanned="1">
            <text:p>6,5</text:p>
          </table:table-cell>
          <table:covered-table-cell table:style-name="ce5"/>
          <table:table-cell table:style-name="ce8" table:formula="of:=SQRT(ABS(POWER([.$A22]+[.C$10];2)/[.C$10]))*COS([.C$10]*[.$A22])" office:value-type="float" office:value="2.40552443707712" calcext:value-type="float">
            <text:p>2,4</text:p>
          </table:table-cell>
          <table:table-cell table:style-name="ce8" table:formula="of:=SQRT(ABS(POWER([.$A22]+[.D$10];2)/[.D$10]))*COS([.D$10]*[.$A22])" office:value-type="float" office:value="-0.835576176193617" calcext:value-type="float">
            <text:p>-0,8</text:p>
          </table:table-cell>
          <table:table-cell table:number-columns-repeated="1020"/>
        </table:table-row>
        <table:table-row table:style-name="ro2">
          <table:table-cell table:style-name="ce5" table:formula="of:=[.A22]+0.5" office:value-type="float" office:value="7" calcext:value-type="float" table:number-columns-spanned="2" table:number-rows-spanned="1">
            <text:p>7,0</text:p>
          </table:table-cell>
          <table:covered-table-cell table:style-name="ce5"/>
          <table:table-cell table:style-name="ce8" table:formula="of:=SQRT(ABS(POWER([.$A23]+[.C$10];2)/[.C$10]))*COS([.C$10]*[.$A23])" office:value-type="float" office:value="-4.8497212831711" calcext:value-type="float">
            <text:p>-4,8</text:p>
          </table:table-cell>
          <table:table-cell table:style-name="ce8" table:formula="of:=SQRT(ABS(POWER([.$A23]+[.D$10];2)/[.D$10]))*COS([.D$10]*[.$A23])" office:value-type="float" office:value="4.52488293011517" calcext:value-type="float">
            <text:p>4,5</text:p>
          </table:table-cell>
          <table:table-cell table:number-columns-repeated="1020"/>
        </table:table-row>
        <table:table-row table:style-name="ro2">
          <table:table-cell table:style-name="ce5" table:formula="of:=[.A23]+0.5" office:value-type="float" office:value="7.5" calcext:value-type="float" table:number-columns-spanned="2" table:number-rows-spanned="1">
            <text:p>7,5</text:p>
          </table:table-cell>
          <table:covered-table-cell table:style-name="ce5"/>
          <table:table-cell table:style-name="ce8" table:formula="of:=SQRT(ABS(POWER([.$A24]+[.C$10];2)/[.C$10]))*COS([.C$10]*[.$A24])" office:value-type="float" office:value="5.47972294823828" calcext:value-type="float">
            <text:p>5,5</text:p>
          </table:table-cell>
          <table:table-cell table:style-name="ce8" table:formula="of:=SQRT(ABS(POWER([.$A24]+[.D$10];2)/[.D$10]))*COS([.D$10]*[.$A24])" office:value-type="float" office:value="-5.21929699629777" calcext:value-type="float">
            <text:p>-5,2</text:p>
          </table:table-cell>
          <table:table-cell table:number-columns-repeated="1020"/>
        </table:table-row>
        <table:table-row table:style-name="ro2">
          <table:table-cell table:style-name="ce5" table:formula="of:=[.A24]+0.5" office:value-type="float" office:value="8" calcext:value-type="float" table:number-columns-spanned="2" table:number-rows-spanned="1">
            <text:p>8,0</text:p>
          </table:table-cell>
          <table:covered-table-cell table:style-name="ce5"/>
          <table:table-cell table:style-name="ce8" table:formula="of:=SQRT(ABS(POWER([.$A25]+[.C$10];2)/[.C$10]))*COS([.C$10]*[.$A25])" office:value-type="float" office:value="-3.87742899085465" calcext:value-type="float">
            <text:p>-3,9</text:p>
          </table:table-cell>
          <table:table-cell table:style-name="ce8" table:formula="of:=SQRT(ABS(POWER([.$A25]+[.D$10];2)/[.D$10]))*COS([.D$10]*[.$A25])" office:value-type="float" office:value="2.21667923914971" calcext:value-type="float">
            <text:p>2,2</text:p>
          </table:table-cell>
          <table:table-cell table:number-columns-repeated="1020"/>
        </table:table-row>
        <table:table-row table:style-name="ro2">
          <table:table-cell table:style-name="ce5" table:formula="of:=[.A25]+0.5" office:value-type="float" office:value="8.5" calcext:value-type="float" table:number-columns-spanned="2" table:number-rows-spanned="1">
            <text:p>8,5</text:p>
          </table:table-cell>
          <table:covered-table-cell table:style-name="ce5"/>
          <table:table-cell table:style-name="ce8" table:formula="of:=SQRT(ABS(POWER([.$A26]+[.C$10];2)/[.C$10]))*COS([.C$10]*[.$A26])" office:value-type="float" office:value="0.533606291326842" calcext:value-type="float">
            <text:p>0,5</text:p>
          </table:table-cell>
          <table:table-cell table:style-name="ce8" table:formula="of:=SQRT(ABS(POWER([.$A26]+[.D$10];2)/[.D$10]))*COS([.D$10]*[.$A26])" office:value-type="float" office:value="2.56763195616587" calcext:value-type="float">
            <text:p>2,6</text:p>
          </table:table-cell>
          <table:table-cell table:number-columns-repeated="1020"/>
        </table:table-row>
        <table:table-row table:style-name="ro2">
          <table:table-cell table:style-name="ce5" table:formula="of:=[.A26]+0.5" office:value-type="float" office:value="9" calcext:value-type="float" table:number-columns-spanned="2" table:number-rows-spanned="1">
            <text:p>9,0</text:p>
          </table:table-cell>
          <table:covered-table-cell table:style-name="ce5"/>
          <table:table-cell table:style-name="ce8" table:formula="of:=SQRT(ABS(POWER([.$A27]+[.C$10];2)/[.C$10]))*COS([.C$10]*[.$A27])" office:value-type="float" office:value="3.28903589580112" calcext:value-type="float">
            <text:p>3,3</text:p>
          </table:table-cell>
          <table:table-cell table:style-name="ce8" table:formula="of:=SQRT(ABS(POWER([.$A27]+[.D$10];2)/[.D$10]))*COS([.D$10]*[.$A27])" office:value-type="float" office:value="-5.81357032563869" calcext:value-type="float">
            <text:p>-5,8</text:p>
          </table:table-cell>
          <table:table-cell table:number-columns-repeated="1020"/>
        </table:table-row>
        <table:table-row table:style-name="ro2">
          <table:table-cell table:style-name="ce5" table:formula="of:=[.A27]+0.5" office:value-type="float" office:value="9.5" calcext:value-type="float" table:number-columns-spanned="2" table:number-rows-spanned="1">
            <text:p>9,5</text:p>
          </table:table-cell>
          <table:covered-table-cell table:style-name="ce5"/>
          <table:table-cell table:style-name="ce8" table:formula="of:=SQRT(ABS(POWER([.$A28]+[.C$10];2)/[.C$10]))*COS([.C$10]*[.$A28])" office:value-type="float" office:value="-6.0313264809589" calcext:value-type="float">
            <text:p>-6,0</text:p>
          </table:table-cell>
          <table:table-cell table:style-name="ce8" table:formula="of:=SQRT(ABS(POWER([.$A28]+[.D$10];2)/[.D$10]))*COS([.D$10]*[.$A28])" office:value-type="float" office:value="5.10028989899351" calcext:value-type="float">
            <text:p>5,1</text:p>
          </table:table-cell>
          <table:table-cell table:number-columns-repeated="1020"/>
        </table:table-row>
        <table:table-row table:style-name="ro2">
          <table:table-cell table:style-name="ce5" table:formula="of:=[.A28]+0.5" office:value-type="float" office:value="10" calcext:value-type="float" table:number-columns-spanned="2" table:number-rows-spanned="1">
            <text:p>10,0</text:p>
          </table:table-cell>
          <table:covered-table-cell table:style-name="ce5"/>
          <table:table-cell table:style-name="ce8" table:formula="of:=SQRT(ABS(POWER([.$A29]+[.C$10];2)/[.C$10]))*COS([.C$10]*[.$A29])" office:value-type="float" office:value="6.47318890705909" calcext:value-type="float">
            <text:p>6,5</text:p>
          </table:table-cell>
          <table:table-cell table:style-name="ce8" table:formula="of:=SQRT(ABS(POWER([.$A29]+[.D$10];2)/[.D$10]))*COS([.D$10]*[.$A29])" office:value-type="float" office:value="-0.702500118075751" calcext:value-type="float">
            <text:p>-0,7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 table:number-columns-spanned="2" table:number-rows-spanned="1">
            <text:p>Максимальное значение выражения </text:p>
          </table:table-cell>
          <table:covered-table-cell table:style-name="ce21"/>
          <table:table-cell table:style-name="ce8" table:formula="of:=MAX([.C11:.C29])" office:value-type="float" office:value="6.47318890705909" calcext:value-type="float">
            <text:p>6,5</text:p>
          </table:table-cell>
          <table:table-cell table:style-name="ce8" table:formula="of:=MAX([.D11:.D29])" office:value-type="float" office:value="5.10028989899351" calcext:value-type="float">
            <text:p>5,1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 table:number-columns-spanned="2" table:number-rows-spanned="1">
            <text:p>Минимальное значение выражения </text:p>
          </table:table-cell>
          <table:covered-table-cell table:style-name="ce21"/>
          <table:table-cell table:style-name="ce8" table:formula="of:=MIN([.C11:.C29])" office:value-type="float" office:value="-6.0313264809589" calcext:value-type="float">
            <text:p>-6,0</text:p>
          </table:table-cell>
          <table:table-cell table:style-name="ce8" table:formula="of:=MIN([.D11:.D29])" office:value-type="float" office:value="-5.81357032563869" calcext:value-type="float">
            <text:p>-5,8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 table:number-columns-spanned="2" table:number-rows-spanned="1">
            <text:p>Количество искомых значений</text:p>
          </table:table-cell>
          <table:covered-table-cell table:style-name="ce21"/>
          <table:table-cell table:formula="of:=COUNTIF([.C11:.C29];[.E5])" office:value-type="float" office:value="0" calcext:value-type="float">
            <text:p>0</text:p>
          </table:table-cell>
          <table:table-cell table:formula="of:=COUNTIF([.D11:.D29];[.F5]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равочник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number-columns-repeated="1022" table:default-cell-style-name="ce1"/>
        <table:table-row table:style-name="ro4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Расчётчик</text:p>
          </table:table-cell>
          <table:table-cell table:style-name="ce13" office:value-type="string" calcext:value-type="string">
            <text:p>Комова В.Г.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Подоходный налог НДФЛ</text:p>
          </table:table-cell>
          <table:table-cell table:style-name="ce14" office:value-type="percentage" office:value="0.13" calcext:value-type="percentage">
            <text:p>13%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Пенсионный налог ПФ</text:p>
          </table:table-cell>
          <table:table-cell table:style-name="ce14" office:value-type="percentage" office:value="0.01" calcext:value-type="percentage">
            <text:p>1%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Больничный лист</text:p>
          </table:table-cell>
          <table:table-cell table:style-name="ce15" office:value-type="percentage" office:value="0.75" calcext:value-type="percentage">
            <text:p>75%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Расчёт" table:style-name="ta3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Отдел:</text:p>
          </table:table-cell>
          <table:table-cell office:value-type="string" calcext:value-type="string">
            <text:p>ТК№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Месяц:</text:p>
          </table:table-cell>
          <table:table-cell office:value-type="string" calcext:value-type="string">
            <text:p>Сентябрь, 201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Кол-во рабочих дней: 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11" table:number-rows-spanned="1">
            <text:p>Ведомость начисления з/п сотрудникам</text:p>
          </table:table-cell>
          <table:covered-table-cell table:number-columns-repeated="10" table:style-name="ce69"/>
          <table:table-cell table:number-columns-repeated="1011"/>
        </table:table-row>
        <table:table-row table:style-name="ro5">
          <table:table-cell table:number-columns-repeated="2"/>
          <table:table-cell table:style-name="ce70" office:value-type="string" calcext:value-type="string" table:number-columns-spanned="1" table:number-rows-spanned="2">
            <text:p>Код</text:p>
          </table:table-cell>
          <table:table-cell table:style-name="ce76" office:value-type="string" calcext:value-type="string" table:number-columns-spanned="1" table:number-rows-spanned="2">
            <text:p>Фио</text:p>
          </table:table-cell>
          <table:table-cell table:style-name="ce76" office:value-type="string" calcext:value-type="string" table:number-columns-spanned="1" table:number-rows-spanned="2">
            <text:p>Оклад</text:p>
          </table:table-cell>
          <table:table-cell table:style-name="ce76" office:value-type="string" calcext:value-type="string" table:number-columns-spanned="1" table:number-rows-spanned="2">
            <text:p>Премия</text:p>
          </table:table-cell>
          <table:table-cell table:style-name="ce86" office:value-type="string" calcext:value-type="string" table:number-columns-spanned="1" table:number-rows-spanned="2">
            <text:p>Дней по больничному</text:p>
          </table:table-cell>
          <table:table-cell table:style-name="ce90" office:value-type="string" calcext:value-type="string" table:number-columns-spanned="4" table:number-rows-spanned="1">
            <text:p>Начислено</text:p>
          </table:table-cell>
          <table:covered-table-cell table:number-columns-repeated="3" table:style-name="ce90"/>
          <table:table-cell table:style-name="ce90" office:value-type="string" calcext:value-type="string" table:number-columns-spanned="3" table:number-rows-spanned="1">
            <text:p>Удержания</text:p>
          </table:table-cell>
          <table:covered-table-cell table:number-columns-repeated="2" table:style-name="ce90"/>
          <table:table-cell table:style-name="ce108" office:value-type="string" calcext:value-type="string" table:number-columns-spanned="1" table:number-rows-spanned="2">
            <text:p>Сумма к выдаче</text:p>
          </table:table-cell>
          <table:table-cell table:number-columns-repeated="1009"/>
        </table:table-row>
        <table:table-row table:style-name="ro6">
          <table:table-cell table:number-columns-repeated="2"/>
          <table:covered-table-cell table:style-name="ce70"/>
          <table:covered-table-cell table:number-columns-repeated="3" table:style-name="ce76"/>
          <table:covered-table-cell table:style-name="ce86"/>
          <table:table-cell table:style-name="ce38" office:value-type="string" calcext:value-type="string">
            <text:p>По рабочим дням</text:p>
          </table:table-cell>
          <table:table-cell table:style-name="ce44" office:value-type="string" calcext:value-type="string">
            <text:p>По больничному</text:p>
          </table:table-cell>
          <table:table-cell table:style-name="ce44" office:value-type="string" calcext:value-type="string">
            <text:p>Премия</text:p>
          </table:table-cell>
          <table:table-cell table:style-name="ce50" office:value-type="string" calcext:value-type="string">
            <text:p>Итого</text:p>
          </table:table-cell>
          <table:table-cell table:style-name="ce38" office:value-type="string" calcext:value-type="string">
            <text:p>НДФЛ</text:p>
          </table:table-cell>
          <table:table-cell table:style-name="ce44" office:value-type="string" calcext:value-type="string">
            <text:p>ПФ</text:p>
          </table:table-cell>
          <table:table-cell table:style-name="ce50" office:value-type="string" calcext:value-type="string">
            <text:p>Итого</text:p>
          </table:table-cell>
          <table:covered-table-cell table:style-name="ce108"/>
          <table:table-cell table:number-columns-repeated="1009"/>
        </table:table-row>
        <table:table-row table:style-name="ro2">
          <table:table-cell table:number-columns-repeated="2"/>
          <table:table-cell table:style-name="ce18" office:value-type="string" calcext:value-type="string">
            <text:p>007</text:p>
          </table:table-cell>
          <table:table-cell table:style-name="ce24" office:value-type="string" calcext:value-type="string">
            <text:p>Кнопкин Д.Б.</text:p>
          </table:table-cell>
          <table:table-cell table:style-name="ce27" office:value-type="float" office:value="4500" calcext:value-type="float">
            <text:p>4500</text:p>
          </table:table-cell>
          <table:table-cell table:style-name="ce30" office:value-type="percentage" office:value="0.47" calcext:value-type="percentage">
            <text:p>47%</text:p>
          </table:table-cell>
          <table:table-cell table:style-name="ce34" office:value-type="float" office:value="3" calcext:value-type="float">
            <text:p>3</text:p>
          </table:table-cell>
          <table:table-cell table:style-name="ce39" table:formula="of:=[.E11]*([.$C$5]-[.G11])/[.$C$5]" office:value-type="float" office:value="3980.76923076923" calcext:value-type="float">
            <text:p>3980,77</text:p>
          </table:table-cell>
          <table:table-cell table:style-name="ce45" table:formula="of:=[.E11]/[.$C$5]*[.G11]*[$Справочник.$B$6]" office:value-type="float" office:value="389.423076923077" calcext:value-type="float">
            <text:p>389,42</text:p>
          </table:table-cell>
          <table:table-cell table:style-name="ce45" table:formula="of:=[.E11]*[.F11]" office:value-type="float" office:value="2115" calcext:value-type="float">
            <text:p>2115,00</text:p>
          </table:table-cell>
          <table:table-cell table:style-name="ce51" table:formula="of:=SUM([.H11:.J11])" office:value-type="float" office:value="6485.19230769231" calcext:value-type="float">
            <text:p>6485,19</text:p>
          </table:table-cell>
          <table:table-cell table:style-name="ce39" table:formula="of:=[.K11]*[$Справочник.$B$4]" office:value-type="float" office:value="843.075" calcext:value-type="float">
            <text:p>843,08</text:p>
          </table:table-cell>
          <table:table-cell table:style-name="ce45" table:formula="of:=[.K11]*[$Справочник.$B$5]" office:value-type="float" office:value="64.8519230769231" calcext:value-type="float">
            <text:p>64,85</text:p>
          </table:table-cell>
          <table:table-cell table:style-name="ce51" table:formula="of:=SUM([.M11];[.L11])" office:value-type="float" office:value="907.926923076923" calcext:value-type="float">
            <text:p>907,93</text:p>
          </table:table-cell>
          <table:table-cell table:style-name="ce56" table:formula="of:=[.K11]-[.N11]" office:value-type="float" office:value="5577.26538461539" calcext:value-type="float">
            <text:p>5577,2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009</text:p>
          </table:table-cell>
          <table:table-cell table:style-name="ce25" office:value-type="string" calcext:value-type="string">
            <text:p>Хомзин Г.Д.</text:p>
          </table:table-cell>
          <table:table-cell table:style-name="ce28" office:value-type="float" office:value="9000" calcext:value-type="float">
            <text:p>9000</text:p>
          </table:table-cell>
          <table:table-cell table:style-name="ce31" office:value-type="percentage" office:value="0.01" calcext:value-type="percentage">
            <text:p>1%</text:p>
          </table:table-cell>
          <table:table-cell table:style-name="ce35"/>
          <table:table-cell table:style-name="ce40" table:formula="of:=[.E12]*([.$C$5]-[.G12])/[.$C$5]" office:value-type="float" office:value="9000" calcext:value-type="float">
            <text:p>9000,00</text:p>
          </table:table-cell>
          <table:table-cell table:style-name="ce46" table:formula="of:=[.E12]/[.$C$5]*[.G12]*[$Справочник.$B$6]" office:value-type="float" office:value="0" calcext:value-type="float">
            <text:p>0,00</text:p>
          </table:table-cell>
          <table:table-cell table:style-name="ce46" table:formula="of:=[.E12]*[.F12]" office:value-type="float" office:value="90" calcext:value-type="float">
            <text:p>90,00</text:p>
          </table:table-cell>
          <table:table-cell table:style-name="ce52" table:formula="of:=SUM([.H12:.J12])" office:value-type="float" office:value="9090" calcext:value-type="float">
            <text:p>9090,00</text:p>
          </table:table-cell>
          <table:table-cell table:style-name="ce40" table:formula="of:=[.K12]*[$Справочник.$B$4]" office:value-type="float" office:value="1181.7" calcext:value-type="float">
            <text:p>1181,70</text:p>
          </table:table-cell>
          <table:table-cell table:style-name="ce46" table:formula="of:=[.K12]*[$Справочник.$B$5]" office:value-type="float" office:value="90.9" calcext:value-type="float">
            <text:p>90,90</text:p>
          </table:table-cell>
          <table:table-cell table:style-name="ce52" table:formula="of:=SUM([.M12];[.L12])" office:value-type="float" office:value="1272.6" calcext:value-type="float">
            <text:p>1272,60</text:p>
          </table:table-cell>
          <table:table-cell table:style-name="ce57" table:formula="of:=[.K12]-[.N12]" office:value-type="float" office:value="7817.4" calcext:value-type="float">
            <text:p>7817,4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036</text:p>
          </table:table-cell>
          <table:table-cell table:style-name="ce25" office:value-type="string" calcext:value-type="string">
            <text:p>Рябчикова С.С.</text:p>
          </table:table-cell>
          <table:table-cell table:style-name="ce28" office:value-type="float" office:value="3478" calcext:value-type="float">
            <text:p>3478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5" office:value-type="float" office:value="2" calcext:value-type="float">
            <text:p>2</text:p>
          </table:table-cell>
          <table:table-cell table:style-name="ce40" table:formula="of:=[.E13]*([.$C$5]-[.G13])/[.$C$5]" office:value-type="float" office:value="3210.46153846154" calcext:value-type="float">
            <text:p>3210,46</text:p>
          </table:table-cell>
          <table:table-cell table:style-name="ce46" table:formula="of:=[.E13]/[.$C$5]*[.G13]*[$Справочник.$B$6]" office:value-type="float" office:value="200.653846153846" calcext:value-type="float">
            <text:p>200,65</text:p>
          </table:table-cell>
          <table:table-cell table:style-name="ce46" table:formula="of:=[.E13]*[.F13]" office:value-type="float" office:value="1739" calcext:value-type="float">
            <text:p>1739,00</text:p>
          </table:table-cell>
          <table:table-cell table:style-name="ce52" table:formula="of:=SUM([.H13:.J13])" office:value-type="float" office:value="5150.11538461538" calcext:value-type="float">
            <text:p>5150,12</text:p>
          </table:table-cell>
          <table:table-cell table:style-name="ce40" table:formula="of:=[.K13]*[$Справочник.$B$4]" office:value-type="float" office:value="669.515" calcext:value-type="float">
            <text:p>669,52</text:p>
          </table:table-cell>
          <table:table-cell table:style-name="ce46" table:formula="of:=[.K13]*[$Справочник.$B$5]" office:value-type="float" office:value="51.5011538461538" calcext:value-type="float">
            <text:p>51,50</text:p>
          </table:table-cell>
          <table:table-cell table:style-name="ce52" table:formula="of:=SUM([.M13];[.L13])" office:value-type="float" office:value="721.016153846154" calcext:value-type="float">
            <text:p>721,02</text:p>
          </table:table-cell>
          <table:table-cell table:style-name="ce57" table:formula="of:=[.K13]-[.N13]" office:value-type="float" office:value="4429.09923076923" calcext:value-type="float">
            <text:p>4429,1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106</text:p>
          </table:table-cell>
          <table:table-cell table:style-name="ce25" office:value-type="string" calcext:value-type="string">
            <text:p>Фёдоров М.Я.</text:p>
          </table:table-cell>
          <table:table-cell table:style-name="ce28" office:value-type="float" office:value="8176" calcext:value-type="float">
            <text:p>8176</text:p>
          </table:table-cell>
          <table:table-cell table:style-name="ce31" office:value-type="percentage" office:value="0.19" calcext:value-type="percentage">
            <text:p>19%</text:p>
          </table:table-cell>
          <table:table-cell table:style-name="ce35"/>
          <table:table-cell table:style-name="ce40" table:formula="of:=[.E14]*([.$C$5]-[.G14])/[.$C$5]" office:value-type="float" office:value="8176" calcext:value-type="float">
            <text:p>8176,00</text:p>
          </table:table-cell>
          <table:table-cell table:style-name="ce46" table:formula="of:=[.E14]/[.$C$5]*[.G14]*[$Справочник.$B$6]" office:value-type="float" office:value="0" calcext:value-type="float">
            <text:p>0,00</text:p>
          </table:table-cell>
          <table:table-cell table:style-name="ce46" table:formula="of:=[.E14]*[.F14]" office:value-type="float" office:value="1553.44" calcext:value-type="float">
            <text:p>1553,44</text:p>
          </table:table-cell>
          <table:table-cell table:style-name="ce52" table:formula="of:=SUM([.H14:.J14])" office:value-type="float" office:value="9729.44" calcext:value-type="float">
            <text:p>9729,44</text:p>
          </table:table-cell>
          <table:table-cell table:style-name="ce40" table:formula="of:=[.K14]*[$Справочник.$B$4]" office:value-type="float" office:value="1264.8272" calcext:value-type="float">
            <text:p>1264,83</text:p>
          </table:table-cell>
          <table:table-cell table:style-name="ce46" table:formula="of:=[.K14]*[$Справочник.$B$5]" office:value-type="float" office:value="97.2944" calcext:value-type="float">
            <text:p>97,29</text:p>
          </table:table-cell>
          <table:table-cell table:style-name="ce52" table:formula="of:=SUM([.M14];[.L14])" office:value-type="float" office:value="1362.1216" calcext:value-type="float">
            <text:p>1362,12</text:p>
          </table:table-cell>
          <table:table-cell table:style-name="ce57" table:formula="of:=[.K14]-[.N14]" office:value-type="float" office:value="8367.3184" calcext:value-type="float">
            <text:p>8367,32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9" office:value-type="string" calcext:value-type="string">
            <text:p>356</text:p>
          </table:table-cell>
          <table:table-cell table:style-name="ce25" office:value-type="string" calcext:value-type="string">
            <text:p>Топоров Г.Г.</text:p>
          </table:table-cell>
          <table:table-cell table:style-name="ce28" office:value-type="float" office:value="1867" calcext:value-type="float">
            <text:p>1867</text:p>
          </table:table-cell>
          <table:table-cell table:style-name="ce31" office:value-type="percentage" office:value="0.9" calcext:value-type="percentage">
            <text:p>90%</text:p>
          </table:table-cell>
          <table:table-cell table:style-name="ce35"/>
          <table:table-cell table:style-name="ce40" table:formula="of:=[.E15]*([.$C$5]-[.G15])/[.$C$5]" office:value-type="float" office:value="1867" calcext:value-type="float">
            <text:p>1867,00</text:p>
          </table:table-cell>
          <table:table-cell table:style-name="ce46" table:formula="of:=[.E15]/[.$C$5]*[.G15]*[$Справочник.$B$6]" office:value-type="float" office:value="0" calcext:value-type="float">
            <text:p>0,00</text:p>
          </table:table-cell>
          <table:table-cell table:style-name="ce46" table:formula="of:=[.E15]*[.F15]" office:value-type="float" office:value="1680.3" calcext:value-type="float">
            <text:p>1680,30</text:p>
          </table:table-cell>
          <table:table-cell table:style-name="ce52" table:formula="of:=SUM([.H15:.J15])" office:value-type="float" office:value="3547.3" calcext:value-type="float">
            <text:p>3547,30</text:p>
          </table:table-cell>
          <table:table-cell table:style-name="ce40" table:formula="of:=[.K15]*[$Справочник.$B$4]" office:value-type="float" office:value="461.149" calcext:value-type="float">
            <text:p>461,15</text:p>
          </table:table-cell>
          <table:table-cell table:style-name="ce46" table:formula="of:=[.K15]*[$Справочник.$B$5]" office:value-type="float" office:value="35.473" calcext:value-type="float">
            <text:p>35,47</text:p>
          </table:table-cell>
          <table:table-cell table:style-name="ce52" table:formula="of:=SUM([.M15];[.L15])" office:value-type="float" office:value="496.622" calcext:value-type="float">
            <text:p>496,62</text:p>
          </table:table-cell>
          <table:table-cell table:style-name="ce57" table:formula="of:=[.K15]-[.N15]" office:value-type="float" office:value="3050.678" calcext:value-type="float">
            <text:p>3050,68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0" office:value-type="string" calcext:value-type="string">
            <text:p>777</text:p>
          </table:table-cell>
          <table:table-cell table:style-name="ce26" office:value-type="string" calcext:value-type="string">
            <text:p>Витяев А.К.</text:p>
          </table:table-cell>
          <table:table-cell table:style-name="ce29" office:value-type="float" office:value="7777" calcext:value-type="float">
            <text:p>7777</text:p>
          </table:table-cell>
          <table:table-cell table:style-name="ce32" office:value-type="percentage" office:value="0.07" calcext:value-type="percentage">
            <text:p>7%</text:p>
          </table:table-cell>
          <table:table-cell table:style-name="ce36" office:value-type="float" office:value="7" calcext:value-type="float">
            <text:p>7</text:p>
          </table:table-cell>
          <table:table-cell table:style-name="ce41" table:formula="of:=[.E16]*([.$C$5]-[.G16])/[.$C$5]" office:value-type="float" office:value="5683.19230769231" calcext:value-type="float">
            <text:p>5683,19</text:p>
          </table:table-cell>
          <table:table-cell table:style-name="ce47" table:formula="of:=[.E16]/[.$C$5]*[.G16]*[$Справочник.$B$6]" office:value-type="float" office:value="1570.35576923077" calcext:value-type="float">
            <text:p>1570,36</text:p>
          </table:table-cell>
          <table:table-cell table:style-name="ce47" table:formula="of:=[.E16]*[.F16]" office:value-type="float" office:value="544.39" calcext:value-type="float">
            <text:p>544,39</text:p>
          </table:table-cell>
          <table:table-cell table:style-name="ce53" table:formula="of:=SUM([.H16:.J16])" office:value-type="float" office:value="7797.93807692308" calcext:value-type="float">
            <text:p>7797,94</text:p>
          </table:table-cell>
          <table:table-cell table:style-name="ce41" table:formula="of:=[.K16]*[$Справочник.$B$4]" office:value-type="float" office:value="1013.73195" calcext:value-type="float">
            <text:p>1013,73</text:p>
          </table:table-cell>
          <table:table-cell table:style-name="ce47" table:formula="of:=[.K16]*[$Справочник.$B$5]" office:value-type="float" office:value="77.9793807692308" calcext:value-type="float">
            <text:p>77,98</text:p>
          </table:table-cell>
          <table:table-cell table:style-name="ce53" table:formula="of:=SUM([.M16];[.L16])" office:value-type="float" office:value="1091.71133076923" calcext:value-type="float">
            <text:p>1091,71</text:p>
          </table:table-cell>
          <table:table-cell table:style-name="ce58" table:formula="of:=[.K16]-[.N16]" office:value-type="float" office:value="6706.22674615385" calcext:value-type="float">
            <text:p>6706,23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74" office:value-type="string" calcext:value-type="string" table:number-columns-spanned="5" table:number-rows-spanned="1">
            <text:p>Итого:</text:p>
          </table:table-cell>
          <table:covered-table-cell table:number-columns-repeated="4" table:style-name="ce74"/>
          <table:table-cell table:style-name="ce42" table:formula="of:=SUM([.H11:.H16])" office:value-type="float" office:value="31917.4230769231" calcext:value-type="float">
            <text:p>31917,42</text:p>
          </table:table-cell>
          <table:table-cell table:style-name="ce48" table:formula="of:=SUM([.I11:.I16])" office:value-type="float" office:value="2160.43269230769" calcext:value-type="float">
            <text:p>2160,43</text:p>
          </table:table-cell>
          <table:table-cell table:style-name="ce48" table:formula="of:=SUM([.J11:.J16])" office:value-type="float" office:value="7722.13" calcext:value-type="float">
            <text:p>7722,13</text:p>
          </table:table-cell>
          <table:table-cell table:style-name="ce54" table:formula="of:=SUM([.K11:.K16])" office:value-type="float" office:value="41799.9857692308" calcext:value-type="float">
            <text:p>41799,99</text:p>
          </table:table-cell>
          <table:table-cell table:style-name="ce42" table:formula="of:=SUM([.L11:.L16])" office:value-type="float" office:value="5433.99815" calcext:value-type="float">
            <text:p>5434,00</text:p>
          </table:table-cell>
          <table:table-cell table:style-name="ce48" table:formula="of:=SUM([.M11:.M16])" office:value-type="float" office:value="417.999857692308" calcext:value-type="float">
            <text:p>418,00</text:p>
          </table:table-cell>
          <table:table-cell table:style-name="ce54" table:formula="of:=SUM([.N11:.N16])" office:value-type="float" office:value="5851.99800769231" calcext:value-type="float">
            <text:p>5852,00</text:p>
          </table:table-cell>
          <table:table-cell table:style-name="ce59" table:formula="of:=SUM([.O11:.O16])" office:value-type="float" office:value="35947.9877615385" calcext:value-type="float">
            <text:p>35947,99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3"/>
          <table:table-cell office:value-type="string" calcext:value-type="string">
            <text:p>Расчётчик:</text:p>
          </table:table-cell>
          <table:table-cell table:style-name="ce49"/>
          <table:table-cell office:value-type="string" calcext:value-type="string">
            <text:p>Комова В.Г.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2" table:number-columns-repeated="2"/>
          <table:table-cell table:number-columns-repeated="3"/>
          <table:table-cell table:style-name="ce43" office:value-type="string" calcext:value-type="string">
            <text:p>Зав.отделом:</text:p>
          </table:table-cell>
          <table:table-cell table:style-name="ce49"/>
          <table:table-cell office:value-type="string" calcext:value-type="string">
            <text:p>Васькин В.С.</text:p>
          </table:table-cell>
          <table:table-cell table:number-columns-repeated="1014"/>
        </table:table-row>
        <table:table-row table:style-name="ro2" table:number-rows-repeated="24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иаграмма" table:style-name="ta4">
        <office:forms form:automatic-focus="false" form:apply-design-mode="false"/>
        <table:table-column table:style-name="co7" table:number-columns-repeated="1024" table:default-cell-style-name="ce1"/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>
            <draw:frame table:end-cell-address="Диаграмма.I26" table:end-x="9.82mm" table:end-y="3.58mm" draw:z-index="0" draw:style-name="gr1" draw:text-style-name="P1" svg:width="159.95mm" svg:height="89.97mm" svg:x="7.92mm" svg:y="3.94mm">
              <draw:object draw:notify-on-update-of-ranges="Расчёт.H10:Расчёт.J10 Расчёт.D11:Расчёт.D11 Расчёт.H11:Расчёт.J11 Расчёт.D12:Расчёт.D12 Расчёт.H12:Расчёт.J12 Расчёт.D13:Расчёт.D13 Расчёт.H13:Расчёт.J13 Расчёт.D14:Расчёт.D14 Расчёт.H14:Расчёт.J14 Расчёт.D15:Расчёт.D15 Расчёт.H15:Расчёт.J15 Расчёт.D16:Расчёт.D16 Расчёт.H16:Расчёт.J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2" table:style-name="ta5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-group>
          <table:table-column table:style-name="co17" table:default-cell-style-name="ce1"/>
          <table:table-column table:style-name="co18" table:default-cell-style-name="ce1"/>
          <table:table-column-group>
            <table:table-column table:style-name="co19" table:default-cell-style-name="ce1"/>
            <table:table-column table:style-name="co20" table:default-cell-style-name="ce1"/>
          </table:table-column-group>
        </table:table-column-group>
        <table:table-column table:style-name="co21" table:default-cell-style-name="ce1"/>
        <table:table-column table:style-name="co1" table:number-columns-repeated="2" table:default-cell-style-name="ce1"/>
        <table:table-column table:style-name="co22" table:visibility="collapse" table:default-cell-style-name="ce1"/>
        <table:table-column table:style-name="co1" table:number-columns-repeated="1013" table:default-cell-style-name="ce1"/>
        <table:table-row table:style-name="ro1">
          <table:table-cell table:style-name="ce113" table:content-validation-name="val1" office:value-type="string" calcext:value-type="string">
            <text:p>Номер</text:p>
          </table:table-cell>
          <table:table-cell table:style-name="ce113" office:value-type="string" calcext:value-type="string">
            <text:p>Часть света</text:p>
          </table:table-cell>
          <table:table-cell table:style-name="ce113" office:value-type="string" calcext:value-type="string">
            <text:p>Страна</text:p>
          </table:table-cell>
          <table:table-cell table:style-name="ce113" office:value-type="string" calcext:value-type="string">
            <text:p>Название</text:p>
          </table:table-cell>
          <table:table-cell table:style-name="ce113" table:content-validation-name="val2" office:value-type="string" calcext:value-type="string">
            <text:p>Диапазон высоты</text:p>
          </table:table-cell>
          <table:table-cell table:style-name="ce113" office:value-type="string" calcext:value-type="string">
            <text:p>Высота</text:p>
          </table:table-cell>
          <table:table-cell table:style-name="ce113" office:value-type="string" calcext:value-type="string">
            <text:p>Первовосходитель</text:p>
          </table:table-cell>
          <table:table-cell table:style-name="ce113" office:value-type="string" calcext:value-type="string">
            <text:p>Год первого восхождения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Франция</text:p>
          </table:table-cell>
          <table:table-cell office:value-type="string" calcext:value-type="string">
            <text:p>Монблан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Жак Больма</text:p>
          </table:table-cell>
          <table:table-cell table:content-validation-name="val1" office:value-type="float" office:value="1786" calcext:value-type="float">
            <text:p>1786</text:p>
          </table:table-cell>
          <table:table-cell table:number-columns-repeated="2"/>
          <table:table-cell table:style-name="ce113" table:content-validation-name="val3" office:value-type="string" calcext:value-type="string">
            <text:p>8001 метр – (восьм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Швейцария</text:p>
          </table:table-cell>
          <table:table-cell office:value-type="string" calcext:value-type="string">
            <text:p>Пик Дюфур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Ч. Хадсон</text:p>
          </table:table-cell>
          <table:table-cell table:content-validation-name="val1" office:value-type="float" office:value="1855" calcext:value-type="float">
            <text:p>1855</text:p>
          </table:table-cell>
          <table:table-cell table:number-columns-repeated="2"/>
          <table:table-cell table:style-name="ce113" table:content-validation-name="val3" office:value-type="string" calcext:value-type="string">
            <text:p>7001 – 8000 метров (сем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office:value-type="string" calcext:value-type="string">
            <text:p>Африка</text:p>
          </table:table-cell>
          <table:table-cell office:value-type="string" calcext:value-type="string">
            <text:p>Уганда</text:p>
          </table:table-cell>
          <table:table-cell office:value-type="string" calcext:value-type="string">
            <text:p>Стэнли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Луиджи Амедео</text:p>
          </table:table-cell>
          <table:table-cell table:content-validation-name="val1" office:value-type="float" office:value="1906" calcext:value-type="float">
            <text:p>1906</text:p>
          </table:table-cell>
          <table:table-cell table:number-columns-repeated="2"/>
          <table:table-cell table:style-name="ce113" table:content-validation-name="val3" office:value-type="string" calcext:value-type="string">
            <text:p>5001 – 6000 метров (пят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Шхара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У. Альмер</text:p>
          </table:table-cell>
          <table:table-cell table:content-validation-name="val1" office:value-type="float" office:value="1888" calcext:value-type="float">
            <text:p>1888</text:p>
          </table:table-cell>
          <table:table-cell table:number-columns-repeated="2"/>
          <table:table-cell table:style-name="ce113" table:content-validation-name="val3" office:value-type="string" calcext:value-type="string">
            <text:p>6001 – 7000 метров (шеститысячники)</text:p>
          </table:table-cell>
          <table:table-cell table:number-columns-repeated="101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Африка</text:p>
          </table:table-cell>
          <table:table-cell table:number-columns-repeated="2" office:value-type="string" calcext:value-type="string">
            <text:p>Кения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199" calcext:value-type="float">
            <text:p>5199</text:p>
          </table:table-cell>
          <table:table-cell table:style-name="ce113" office:value-type="string" calcext:value-type="string">
            <text:p>Хэлфорд Джон Маккиндер</text:p>
          </table:table-cell>
          <table:table-cell table:content-validation-name="val1" office:value-type="float" office:value="1899" calcext:value-type="float">
            <text:p>189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Эльбрус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Хорас Уолкер</text:p>
          </table:table-cell>
          <table:table-cell table:content-validation-name="val1" office:value-type="float" office:value="1829" calcext:value-type="float">
            <text:p>182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Африка</text:p>
          </table:table-cell>
          <table:table-cell office:value-type="string" calcext:value-type="string">
            <text:p>Танзания</text:p>
          </table:table-cell>
          <table:table-cell office:value-type="string" calcext:value-type="string">
            <text:p>Килиманджаро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895" calcext:value-type="float">
            <text:p>5895</text:p>
          </table:table-cell>
          <table:table-cell table:style-name="ce113" office:value-type="string" calcext:value-type="string">
            <text:p>Ганс Мейер</text:p>
          </table:table-cell>
          <table:table-cell table:content-validation-name="val1" office:value-type="float" office:value="1889" calcext:value-type="float">
            <text:p>1889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Канада</text:p>
          </table:table-cell>
          <table:table-cell office:value-type="string" calcext:value-type="string">
            <text:p>Логан</text:p>
          </table:table-cell>
          <table:table-cell table:style-name="ce113" table:content-validation-name="val2" office:value-type="string" calcext:value-type="string">
            <text:p>5001 – 6000 метров (пятитысячники)</text:p>
          </table:table-cell>
          <table:table-cell office:value-type="float" office:value="5956" calcext:value-type="float">
            <text:p>5956</text:p>
          </table:table-cell>
          <table:table-cell table:style-name="ce113" office:value-type="string" calcext:value-type="string">
            <text:p>Уильям Уошбро Фостер</text:p>
          </table:table-cell>
          <table:table-cell table:content-validation-name="val1" office:value-type="float" office:value="1925" calcext:value-type="float">
            <text:p>1925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Перу</text:p>
          </table:table-cell>
          <table:table-cell office:value-type="string" calcext:value-type="string">
            <text:p>Уаскаран</text:p>
          </table:table-cell>
          <table:table-cell table:style-name="ce113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746" calcext:value-type="float">
            <text:p>6746</text:p>
          </table:table-cell>
          <table:table-cell office:value-type="string" calcext:value-type="string">
            <text:p>Энни Смит-Пек</text:p>
          </table:table-cell>
          <table:table-cell table:content-validation-name="val1" office:value-type="float" office:value="1932" calcext:value-type="float">
            <text:p>1932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Аргентина</text:p>
          </table:table-cell>
          <table:table-cell office:value-type="string" calcext:value-type="string">
            <text:p>Монте-Писсис</text:p>
          </table:table-cell>
          <table:table-cell table:style-name="ce113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Стефан Осецкий</text:p>
          </table:table-cell>
          <table:table-cell table:content-validation-name="val1" office:value-type="float" office:value="1937" calcext:value-type="float">
            <text:p>1937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Америка </text:p>
          </table:table-cell>
          <table:table-cell office:value-type="string" calcext:value-type="string">
            <text:p>Аргентина</text:p>
          </table:table-cell>
          <table:table-cell office:value-type="string" calcext:value-type="string">
            <text:p>Аконкагуа</text:p>
          </table:table-cell>
          <table:table-cell table:style-name="ce113" table:content-validation-name="val2" office:value-type="string" calcext:value-type="string">
            <text:p>6001 – 7000 метров (шеститысячники)</text:p>
          </table:table-cell>
          <table:table-cell office:value-type="float" office:value="6961" calcext:value-type="float">
            <text:p>6961</text:p>
          </table:table-cell>
          <table:table-cell table:style-name="ce113" office:value-type="string" calcext:value-type="string">
            <text:p>Маттиас Цурбригген</text:p>
          </table:table-cell>
          <table:table-cell table:content-validation-name="val1" office:value-type="float" office:value="1897" calcext:value-type="float">
            <text:p>1897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Азия</text:p>
          </table:table-cell>
          <table:table-cell table:style-name="ce9" office:value-type="string" calcext:value-type="string">
            <text:p>Афганистан</text:p>
          </table:table-cell>
          <table:table-cell office:value-type="string" calcext:value-type="string">
            <text:p>Ношак</text:p>
          </table:table-cell>
          <table:table-cell table:style-name="ce113" table:content-validation-name="val2" office:value-type="string" calcext:value-type="string">
            <text:p>7001 – 8000 метров (семитысячники)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Тошаки Сакаи</text:p>
          </table:table-cell>
          <table:table-cell table:content-validation-name="val1"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Непал</text:p>
          </table:table-cell>
          <table:table-cell office:value-type="string" calcext:value-type="string">
            <text:p>Хималчули</text:p>
          </table:table-cell>
          <table:table-cell table:style-name="ce113" table:content-validation-name="val2" office:value-type="string" calcext:value-type="string">
            <text:p>7001 – 8000 метров (семитысячники)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Хисаши Танабе</text:p>
          </table:table-cell>
          <table:table-cell table:content-validation-name="val1"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Чогори</text:p>
          </table:table-cell>
          <table:table-cell table:style-name="ce113" table:content-validation-name="val2" office:value-type="string" calcext:value-type="string">
            <text:p>8001 метр – (восьмитысячники)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Лино Лачаделли</text:p>
          </table:table-cell>
          <table:table-cell table:content-validation-name="val1" office:value-type="float" office:value="1954" calcext:value-type="float">
            <text:p>1954</text:p>
          </table:table-cell>
          <table:table-cell table:number-columns-repeated="101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Азия</text:p>
          </table:table-cell>
          <table:table-cell table:style-name="ce113" office:value-type="string" calcext:value-type="string">
            <text:p>Непал</text:p>
          </table:table-cell>
          <table:table-cell table:style-name="ce113" office:value-type="string" calcext:value-type="string">
            <text:p>Джомолунгма</text:p>
          </table:table-cell>
          <table:table-cell table:style-name="ce113" table:content-validation-name="val2" office:value-type="string" calcext:value-type="string">
            <text:p>8001 метр – (восьмитысячники)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Эдмунд Хиллари</text:p>
          </table:table-cell>
          <table:table-cell table:content-validation-name="val1" office:value-type="float" office:value="1953" calcext:value-type="float">
            <text:p>1953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Criteria" table:base-cell-address="$A1.$A$1" table:cell-range-address="$D2.$J$7" table:range-usable-as="filter"/>
          <table:named-range table:name="_xlnm._FilterDatabase" table:base-cell-address="$A1.$A$1" table:cell-range-address="$D2.$A$1:.$H$16"/>
        </table:named-expressions>
      </table:table>
      <table:table table:name="F3.Таблица1" table:style-name="ta6">
        <office:forms form:automatic-focus="false" form:apply-design-mode="false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021" table:default-cell-style-name="ce1"/>
        <table:table-row table:style-name="ro4">
          <table:table-cell table:number-columns-repeated="1024"/>
        </table:table-row>
        <table:table-row table:style-name="ro2">
          <table:table-cell table:style-name="ce61" office:value-type="string" calcext:value-type="string">
            <text:p>Наименование товара</text:p>
          </table:table-cell>
          <table:table-cell table:style-name="ce61" office:value-type="string" calcext:value-type="string">
            <text:p>Количество, шт</text:p>
          </table:table-cell>
          <table:table-cell table:style-name="ce61" office:value-type="string" calcext:value-type="string">
            <text:p>Итоговая цена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62" office:value-type="string" calcext:value-type="string">
            <text:p>Бампер передний</text:p>
          </table:table-cell>
          <table:table-cell table:style-name="ce62" office:value-type="float" office:value="2" calcext:value-type="float">
            <text:p>2</text:p>
          </table:table-cell>
          <table:table-cell table:style-name="ce117" table:formula="of:=IFERROR(VLOOKUP([.A3];[$'F3.Таблица2'.$A$3:$'F3.Таблица2'.$B$14];2;0)*[.B3];&quot;нет на рынке&quot;)" office:value-type="float" office:value="5200" calcext:value-type="float">
            <text:p>52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Бампер задний</text:p>
          </table:table-cell>
          <table:table-cell table:style-name="ce62" office:value-type="float" office:value="2" calcext:value-type="float">
            <text:p>2</text:p>
          </table:table-cell>
          <table:table-cell table:style-name="ce117" table:formula="of:=IFERROR(VLOOKUP([.A4];[$'F3.Таблица2'.$A$3:$'F3.Таблица2'.$B$14];2;0)*[.B4];&quot;нет на рынке&quot;)" office:value-type="float" office:value="5600" calcext:value-type="float">
            <text:p>56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Крыло левое заднее</text:p>
          </table:table-cell>
          <table:table-cell table:style-name="ce62" office:value-type="float" office:value="1" calcext:value-type="float">
            <text:p>1</text:p>
          </table:table-cell>
          <table:table-cell table:style-name="ce117" table:formula="of:=IFERROR(VLOOKUP([.A5];[$'F3.Таблица2'.$A$3:$'F3.Таблица2'.$B$14];2;0)*[.B5];&quot;нет на рынке&quot;)" office:value-type="float" office:value="8000" calcext:value-type="float">
            <text:p>8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Дверь правая передняя</text:p>
          </table:table-cell>
          <table:table-cell table:style-name="ce62" office:value-type="float" office:value="3" calcext:value-type="float">
            <text:p>3</text:p>
          </table:table-cell>
          <table:table-cell table:style-name="ce117" table:formula="of:=IFERROR(VLOOKUP([.A6];[$'F3.Таблица2'.$A$3:$'F3.Таблица2'.$B$14];2;0)*[.B6];&quot;нет на рынке&quot;)" office:value-type="string" office:string-value="нет на рынке" calcext:value-type="string">
            <text:p>нет на рынке</text:p>
          </table:table-cell>
          <table:table-cell table:number-columns-repeated="1021"/>
        </table:table-row>
        <table:table-row table:style-name="ro7">
          <table:table-cell table:style-name="ce62" office:value-type="string" calcext:value-type="string">
            <text:p>Капот</text:p>
          </table:table-cell>
          <table:table-cell table:style-name="ce62" office:value-type="float" office:value="4" calcext:value-type="float">
            <text:p>4</text:p>
          </table:table-cell>
          <table:table-cell table:style-name="ce117" table:formula="of:=IFERROR(VLOOKUP([.A7];[$'F3.Таблица2'.$A$3:$'F3.Таблица2'.$B$14];2;0)*[.B7];&quot;нет на рынке&quot;)" office:value-type="float" office:value="48000" calcext:value-type="float">
            <text:p>48000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62" office:value-type="string" calcext:value-type="string">
            <text:p>Крышка багажника</text:p>
          </table:table-cell>
          <table:table-cell table:style-name="ce62" office:value-type="float" office:value="1" calcext:value-type="float">
            <text:p>1</text:p>
          </table:table-cell>
          <table:table-cell table:style-name="ce117" table:formula="of:=IFERROR(VLOOKUP([.A8];[$'F3.Таблица2'.$A$3:$'F3.Таблица2'.$B$14];2;0)*[.B8];&quot;нет на рынке&quot;)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Шкив коленчатого вала</text:p>
          </table:table-cell>
          <table:table-cell table:style-name="ce62" office:value-type="float" office:value="1" calcext:value-type="float">
            <text:p>1</text:p>
          </table:table-cell>
          <table:table-cell table:style-name="ce117" table:formula="of:=IFERROR(VLOOKUP([.A9];[$'F3.Таблица2'.$A$3:$'F3.Таблица2'.$B$14];2;0)*[.B9];&quot;нет на рынке&quot;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Радиатор</text:p>
          </table:table-cell>
          <table:table-cell table:style-name="ce62" office:value-type="float" office:value="5" calcext:value-type="float">
            <text:p>5</text:p>
          </table:table-cell>
          <table:table-cell table:style-name="ce117" table:formula="of:=IFERROR(VLOOKUP([.A10];[$'F3.Таблица2'.$A$3:$'F3.Таблица2'.$B$14];2;0)*[.B10];&quot;нет на рынке&quot;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Зеркало левое</text:p>
          </table:table-cell>
          <table:table-cell table:style-name="ce62" office:value-type="float" office:value="2" calcext:value-type="float">
            <text:p>2</text:p>
          </table:table-cell>
          <table:table-cell table:style-name="ce117" table:formula="of:=IFERROR(VLOOKUP([.A11];[$'F3.Таблица2'.$A$3:$'F3.Таблица2'.$B$14];2;0)*[.B11];&quot;нет на рынке&quot;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Дверь левая передняя</text:p>
          </table:table-cell>
          <table:table-cell table:style-name="ce62" office:value-type="float" office:value="1" calcext:value-type="float">
            <text:p>1</text:p>
          </table:table-cell>
          <table:table-cell table:style-name="ce117" table:formula="of:=IFERROR(VLOOKUP([.A12];[$'F3.Таблица2'.$A$3:$'F3.Таблица2'.$B$14];2;0)*[.B12];&quot;нет на рынке&quot;)" office:value-type="string" office:string-value="нет на рынке" calcext:value-type="string">
            <text:p>нет на рынке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Фильтр масляный</text:p>
          </table:table-cell>
          <table:table-cell table:style-name="ce62" office:value-type="float" office:value="10" calcext:value-type="float">
            <text:p>10</text:p>
          </table:table-cell>
          <table:table-cell table:style-name="ce117" table:formula="of:=IFERROR(VLOOKUP([.A13];[$'F3.Таблица2'.$A$3:$'F3.Таблица2'.$B$14];2;0)*[.B13];&quot;нет на рынке&quot;)" office:value-type="float" office:value="3500" calcext:value-type="float">
            <text:p>3500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Фильтр воздушный</text:p>
          </table:table-cell>
          <table:table-cell table:style-name="ce62" office:value-type="float" office:value="8" calcext:value-type="float">
            <text:p>8</text:p>
          </table:table-cell>
          <table:table-cell table:style-name="ce117" table:formula="of:=IFERROR(VLOOKUP([.A14];[$'F3.Таблица2'.$A$3:$'F3.Таблица2'.$B$14];2;0)*[.B14];&quot;нет на рынке&quot;)" office:value-type="float" office:value="3640" calcext:value-type="float">
            <text:p>3640</text:p>
          </table:table-cell>
          <table:table-cell table:number-columns-repeated="1021"/>
        </table:table-row>
        <table:table-row table:style-name="ro2">
          <table:table-cell/>
          <table:table-cell table:style-name="ce63" office:value-type="string" calcext:value-type="string">
            <text:p>ИТОГО:</text:p>
          </table:table-cell>
          <table:table-cell table:style-name="ce62" table:formula="of:=SUM([.C3:.C14])" office:value-type="float" office:value="101140" calcext:value-type="float">
            <text:p>101140</text:p>
          </table:table-cell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F3.Таблица1'.C3:'F3.Таблица1'.C14">
            <calcext:condition calcext:apply-style-name="красненький" calcext:value="not-contains-text(нет на рынке)" calcext:base-cell-address="'F3.Таблица1'.C3"/>
          </calcext:conditional-format>
        </calcext:conditional-formats>
      </table:table>
      <table:table table:name="F3.Таблица2" table:style-name="ta7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7" table:number-columns-repeated="1022" table:default-cell-style-name="ce1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Наименование продукта на рынке</text:p>
          </table:table-cell>
          <table:table-cell office:value-type="string" calcext:value-type="string">
            <text:p>Цена, руб/кг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рыло левое заднее</text:p>
          </table:table-cell>
          <table:table-cell office:value-type="float" office:value="8000" calcext:value-type="float">
            <text:p>8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Глушитель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апот</text:p>
          </table:table-cell>
          <table:table-cell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рышка багажника</text:p>
          </table:table-cell>
          <table:table-cell office:value-type="float" office:value="3500" calcext:value-type="float">
            <text:p>35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Шкив коленчатого вала</text:p>
          </table:table-cell>
          <table:table-cell office:value-type="float" office:value="700" calcext:value-type="float">
            <text:p>7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Фильтр масляный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Зеркало левое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Фильтр воздушный</text:p>
          </table:table-cell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Бампер передний</text:p>
          </table:table-cell>
          <table:table-cell office:value-type="float" office:value="2600" calcext:value-type="float">
            <text:p>26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Радиатор</text:p>
          </table:table-cell>
          <table:table-cell office:value-type="float" office:value="4000" calcext:value-type="float">
            <text:p>4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Бампер задний</text:p>
          </table:table-cell>
          <table:table-cell office:value-type="float" office:value="2800" calcext:value-type="float">
            <text:p>28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Проушина буксирная</text:p>
          </table:table-cell>
          <table:table-cell office:value-type="float" office:value="750" calcext:value-type="float">
            <text:p>750</text:p>
          </table:table-cell>
          <table:table-cell table:number-columns-repeated="102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Расписание" table:style-name="ta8">
        <office:forms form:automatic-focus="false" form:apply-design-mode="false"/>
        <table:table-column table:style-name="co7" table:number-columns-repeated="2" table:default-cell-style-name="ce118"/>
        <table:table-column table:style-name="co28" table:default-cell-style-name="ce121"/>
        <table:table-column table:style-name="co29" table:default-cell-style-name="ce121"/>
        <table:table-column table:style-name="co30" table:default-cell-style-name="ce118"/>
        <table:table-column table:style-name="co7" table:default-cell-style-name="ce118"/>
        <table:table-row table:style-name="ro4">
          <table:table-cell table:style-name="Default"/>
          <table:table-cell table:style-name="Default" office:value-type="string" calcext:value-type="string">
            <text:p>Семестр</text:p>
          </table:table-cell>
          <table:table-cell table:style-name="Default"/>
          <table:table-cell table:style-name="Default" office:value-type="string" calcext:value-type="string">
            <text:p>Осенний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string" calcext:value-type="string">
            <text:p>Неделя</text:p>
          </table:table-cell>
          <table:table-cell table:style-name="Default"/>
          <table:table-cell table:style-name="ce122" table:formula="of:=IF(MOD( WEEKNUM([.A4]);2)=0;&quot;Нечетная&quot;;&quot;Четная&quot;)" office:value-type="string" office:string-value="Нечетная" calcext:value-type="string">
            <text:p>Нечетная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8">
          <table:table-cell table:style-name="ce119" table:formula="of:=DATEVALUE(&quot;02.09.19&quot;)" office:value-type="date" office:date-value="2019-09-02" calcext:value-type="date" table:number-columns-spanned="1" table:number-rows-spanned="4">
            <text:p>2 сентября</text:p>
          </table:table-cell>
          <table:table-cell table:style-name="ce120" table:formula="of:=[.A4]" office:value-type="date" office:date-value="2019-09-02" calcext:value-type="date" table:number-columns-spanned="1" table:number-rows-spanned="4">
            <text:p>понедельник</text:p>
          </table:table-cell>
          <table:table-cell office:value-type="time" office:time-value="PT10H00M00S" calcext:value-type="time">
            <text:p>10:00</text:p>
          </table:table-cell>
          <table:table-cell table:formula="of:=[.C4]+TIMEVALUE(&quot;1:30&quot;)" office:value-type="time" office:time-value="PT11H30M00S" calcext:value-type="time">
            <text:p>11:30</text:p>
          </table:table-cell>
          <table:table-cell table:formula="of:=IF([.$D$2]=&quot;Нечетная&quot;;&quot;Программирование(практика)&quot;;&quot;ОПД(практика)&quot;)" office:value-type="string" office:string-value="Программирование(практика)" calcext:value-type="string">
            <text:p>Программирование(практика)</text:p>
          </table:table-cell>
          <table:table-cell table:formula="of:=IF([.$D$2]=&quot;Нечетная&quot;;&quot;371&quot;;&quot;372&quot;)" office:value-type="string" office:string-value="371" calcext:value-type="string">
            <text:p>371</text:p>
          </table:table-cell>
        </table:table-row>
        <table:table-row table:style-name="ro8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5]+TIMEVALUE(&quot;1:30&quot;)" office:value-type="time" office:time-value="PT13H10M00S" calcext:value-type="time">
            <text:p>13:10</text:p>
          </table:table-cell>
          <table:table-cell table:formula="of:=IF([.$D$2]=&quot;Нечетная&quot;;&quot;Программирование(практика)&quot;;&quot;ОПД(практика)&quot;)" office:value-type="string" office:string-value="Программирование(практика)" calcext:value-type="string">
            <text:p>Программирование(практика)</text:p>
          </table:table-cell>
          <table:table-cell table:formula="of:=IF([.$D$2]=&quot;Нечетная&quot;;&quot;371&quot;;&quot;372&quot;)" office:value-type="string" office:string-value="371" calcext:value-type="string">
            <text:p>371</text:p>
          </table:table-cell>
        </table:table-row>
        <table:table-row table:style-name="ro8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6]+TIMEVALUE(&quot;1:30&quot;)" office:value-type="time" office:time-value="PT15H00M00S" calcext:value-type="time">
            <text:p>15:00</text:p>
          </table:table-cell>
          <table:table-cell table:formula="of:=IF([.$D$2]=&quot;Нечетная&quot;;&quot;Дискретная математика&quot;;&quot;Информатика(практика)&quot;)" office:value-type="string" office:string-value="Дискретная математика" calcext:value-type="string">
            <text:p>Дискретная математика</text:p>
          </table:table-cell>
          <table:table-cell table:style-name="ce123" table:formula="of:=IF([.$D$2]=&quot;Нечетная&quot;;&quot;369а&quot;;&quot;304&quot;)" office:value-type="string" office:string-value="369а" calcext:value-type="string">
            <text:p>369а</text:p>
          </table:table-cell>
        </table:table-row>
        <table:table-row table:style-name="ro8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7]+TIMEVALUE(&quot;1:30&quot;)" office:value-type="time" office:time-value="PT16H50M00S" calcext:value-type="time">
            <text:p>16:50</text:p>
          </table:table-cell>
          <table:table-cell table:formula="of:=IF([.$D$2]=&quot;Нечетная&quot;;&quot;Дискретная математика&quot;;&quot;Информатика(практика)&quot;)" office:value-type="string" office:string-value="Дискретная математика" calcext:value-type="string">
            <text:p>Дискретная математика</text:p>
          </table:table-cell>
          <table:table-cell table:style-name="ce123" table:formula="of:=IF([.$D$2]=&quot;Нечетная&quot;;&quot;369а&quot;;&quot;304&quot;)" office:value-type="string" office:string-value="369а" calcext:value-type="string">
            <text:p>369а</text:p>
          </table:table-cell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9">
          <table:table-cell table:style-name="ce119" table:formula="of:=[.A4]+1" office:value-type="date" office:date-value="2019-09-03" calcext:value-type="date" table:number-columns-spanned="1" table:number-rows-spanned="4">
            <text:p>3 сентября</text:p>
          </table:table-cell>
          <table:table-cell table:style-name="ce120" table:formula="of:=[.A9]" office:value-type="date" office:date-value="2019-09-03" calcext:value-type="date" table:number-columns-spanned="1" table:number-rows-spanned="4">
            <text:p>вторник</text:p>
          </table:table-cell>
          <table:table-cell office:value-type="time" office:time-value="PT10H00M00S" calcext:value-type="time">
            <text:p>10:00</text:p>
          </table:table-cell>
          <table:table-cell table:formula="of:=[.C9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9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10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Физика(лекция)</text:p>
          </table:table-cell>
          <table:table-cell office:value-type="float" office:value="550" calcext:value-type="float">
            <text:p>550</text:p>
          </table:table-cell>
        </table:table-row>
        <table:table-row table:style-name="ro9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1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9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12]+TIMEVALUE(&quot;1:30&quot;)" office:value-type="time" office:time-value="PT16H50M00S" calcext:value-type="time">
            <text:p>16:50</text:p>
          </table:table-cell>
          <table:table-cell office:value-type="string" calcext:value-type="string">
            <text:p>Физика(практика)</text:p>
          </table:table-cell>
          <table:table-cell table:style-name="ce123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0">
          <table:table-cell table:style-name="ce119" table:formula="of:=[.A9]+1" office:value-type="date" office:date-value="2019-09-04" calcext:value-type="date" table:number-columns-spanned="1" table:number-rows-spanned="4">
            <text:p>4 сентября</text:p>
          </table:table-cell>
          <table:table-cell table:style-name="ce120" table:formula="of:=[.A14]" office:value-type="date" office:date-value="2019-09-04" calcext:value-type="date" table:number-columns-spanned="1" table:number-rows-spanned="4">
            <text:p>среда</text:p>
          </table:table-cell>
          <table:table-cell office:value-type="time" office:time-value="PT10H00M00S" calcext:value-type="time">
            <text:p>10:00</text:p>
          </table:table-cell>
          <table:table-cell table:formula="of:=[.C14]+TIMEVALUE(&quot;1:30&quot;)" office:value-type="time" office:time-value="PT11H30M00S" calcext:value-type="time">
            <text:p>11:30</text:p>
          </table:table-cell>
          <table:table-cell office:value-type="string" calcext:value-type="string">
            <text:p>Математика(лекция)</text:p>
          </table:table-cell>
          <table:table-cell office:value-type="float" office:value="4303" calcext:value-type="float">
            <text:p>4303</text:p>
          </table:table-cell>
        </table:table-row>
        <table:table-row table:style-name="ro10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15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403" calcext:value-type="float">
            <text:p>3403</text:p>
          </table:table-cell>
        </table:table-row>
        <table:table-row table:style-name="ro10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16]+TIMEVALUE(&quot;1:30&quot;)" office:value-type="time" office:time-value="PT15H00M00S" calcext:value-type="time">
            <text:p>15:00</text:p>
          </table:table-cell>
          <table:table-cell office:value-type="string" calcext:value-type="string">
            <text:p>Математика(практика)</text:p>
          </table:table-cell>
          <table:table-cell table:style-name="ce123" office:value-type="float" office:value="3412" calcext:value-type="float">
            <text:p>3412</text:p>
          </table:table-cell>
        </table:table-row>
        <table:table-row table:style-name="ro10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17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0">
          <table:table-cell table:style-name="ce119" table:formula="of:=[.A14]+1" office:value-type="date" office:date-value="2019-09-05" calcext:value-type="date" table:number-columns-spanned="1" table:number-rows-spanned="4">
            <text:p>5 сентября</text:p>
          </table:table-cell>
          <table:table-cell table:style-name="ce120" table:formula="of:=[.A19]" office:value-type="date" office:date-value="2019-09-05" calcext:value-type="date" table:number-columns-spanned="1" table:number-rows-spanned="4">
            <text:p>четверг</text:p>
          </table:table-cell>
          <table:table-cell office:value-type="time" office:time-value="PT10H00M00S" calcext:value-type="time">
            <text:p>10:00</text:p>
          </table:table-cell>
          <table:table-cell table:formula="of:=[.C19]+TIMEVALUE(&quot;1:30&quot;)" office:value-type="time" office:time-value="PT11H30M00S" calcext:value-type="time">
            <text:p>11:30</text:p>
          </table:table-cell>
          <table:table-cell table:formula="of:=IF([.$D$2]=&quot;Нечетная&quot;;&quot;Программирование(лекция)&quot;;&quot;ОПД(лекция)&quot;)" office:value-type="string" office:string-value="Программирование(лекция)" calcext:value-type="string">
            <text:p>Программирование(лекция)</text:p>
          </table:table-cell>
          <table:table-cell office:value-type="float" office:value="285" calcext:value-type="float">
            <text:p>285</text:p>
          </table:table-cell>
        </table:table-row>
        <table:table-row table:style-name="ro10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20]+TIMEVALUE(&quot;1:30&quot;)" office:value-type="time" office:time-value="PT13H10M00S" calcext:value-type="time">
            <text:p>13:10</text:p>
          </table:table-cell>
          <table:table-cell table:formula="of:=IF([.$D$2]=&quot;Нечетная&quot;;&quot;Дискретная математика&quot;;&quot;Информатика&quot;)" office:value-type="string" office:string-value="Дискретная математика" calcext:value-type="string">
            <text:p>Дискретная математика</text:p>
          </table:table-cell>
          <table:table-cell office:value-type="float" office:value="429" calcext:value-type="float">
            <text:p>429</text:p>
          </table:table-cell>
        </table:table-row>
        <table:table-row table:style-name="ro10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2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0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22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0">
          <table:table-cell table:style-name="ce119" table:formula="of:=[.A19]+1" office:value-type="date" office:date-value="2019-09-06" calcext:value-type="date" table:number-columns-spanned="1" table:number-rows-spanned="4">
            <text:p>6 сентября</text:p>
          </table:table-cell>
          <table:table-cell table:style-name="ce120" table:formula="of:=[.A24]" office:value-type="date" office:date-value="2019-09-06" calcext:value-type="date" table:number-columns-spanned="1" table:number-rows-spanned="4">
            <text:p>пятница</text:p>
          </table:table-cell>
          <table:table-cell office:value-type="time" office:time-value="PT10H00M00S" calcext:value-type="time">
            <text:p>10:00</text:p>
          </table:table-cell>
          <table:table-cell table:formula="of:=[.C24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10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25]+TIMEVALUE(&quot;1:30&quot;)" office:value-type="time" office:time-value="PT13H10M00S" calcext:value-type="time">
            <text:p>13:10</text:p>
          </table:table-cell>
          <table:table-cell table:number-columns-repeated="2"/>
        </table:table-row>
        <table:table-row table:style-name="ro10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26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0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27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1">
          <table:table-cell table:style-name="ce119" table:formula="of:=[.A24]+1" office:value-type="date" office:date-value="2019-09-07" calcext:value-type="date" table:number-columns-spanned="1" table:number-rows-spanned="4">
            <text:p>7 сентября</text:p>
          </table:table-cell>
          <table:table-cell table:style-name="ce120" table:formula="of:=[.A29]" office:value-type="date" office:date-value="2019-09-07" calcext:value-type="date" table:number-columns-spanned="1" table:number-rows-spanned="4">
            <text:p>суббота</text:p>
          </table:table-cell>
          <table:table-cell office:value-type="time" office:time-value="PT10H00M00S" calcext:value-type="time">
            <text:p>10:00</text:p>
          </table:table-cell>
          <table:table-cell table:formula="of:=[.C29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11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30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403" calcext:value-type="float">
            <text:p>3403</text:p>
          </table:table-cell>
        </table:table-row>
        <table:table-row table:style-name="ro11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3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1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32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</table:table>
      <table:table table:name="Расписание 1" table:style-name="ta8">
        <office:forms form:automatic-focus="false" form:apply-design-mode="false"/>
        <table:table-column table:style-name="co7" table:number-columns-repeated="2" table:default-cell-style-name="ce118"/>
        <table:table-column table:style-name="co7" table:number-columns-repeated="2" table:default-cell-style-name="ce121"/>
        <table:table-column table:style-name="co7" table:number-columns-repeated="2" table:default-cell-style-name="ce118"/>
        <table:table-row table:style-name="ro2">
          <table:table-cell table:style-name="Default"/>
          <table:table-cell table:style-name="Default" office:value-type="string" calcext:value-type="string">
            <text:p>Семестр</text:p>
          </table:table-cell>
          <table:table-cell table:style-name="Default"/>
          <table:table-cell table:style-name="Default" office:value-type="string" calcext:value-type="string">
            <text:p>Осенний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office:value-type="string" calcext:value-type="string">
            <text:p>Неделя</text:p>
          </table:table-cell>
          <table:table-cell table:style-name="Default"/>
          <table:table-cell table:style-name="ce122" table:formula="of:=IF(MOD( WEEKNUM([.A4]);2)=0;&quot;Нечетная&quot;;&quot;Четная&quot;)" office:value-type="string" office:string-value="Четная" calcext:value-type="string">
            <text:p>Четная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office:value-type="date" office:date-value="2019-09-09" calcext:value-type="date" table:number-columns-spanned="1" table:number-rows-spanned="4">
            <text:p>9 сентября</text:p>
          </table:table-cell>
          <table:table-cell table:style-name="ce120" table:formula="of:=[.A4]" office:value-type="date" office:date-value="2019-09-09" calcext:value-type="date" table:number-columns-spanned="1" table:number-rows-spanned="4">
            <text:p>понедельник</text:p>
          </table:table-cell>
          <table:table-cell office:value-type="time" office:time-value="PT10H00M00S" calcext:value-type="time">
            <text:p>10:00</text:p>
          </table:table-cell>
          <table:table-cell table:formula="of:=[.C4]+TIMEVALUE(&quot;1:30&quot;)" office:value-type="time" office:time-value="PT11H30M00S" calcext:value-type="time">
            <text:p>11:30</text:p>
          </table:table-cell>
          <table:table-cell table:formula="of:=IF([.$D$2]=&quot;Нечетная&quot;;&quot;Программирование(практика)&quot;;&quot;ОПД(практика)&quot;)" office:value-type="string" office:string-value="ОПД(практика)" calcext:value-type="string">
            <text:p>ОПД(практика)</text:p>
          </table:table-cell>
          <table:table-cell table:formula="of:=IF([.$D$2]=&quot;Нечетная&quot;;&quot;371&quot;;&quot;372&quot;)" office:value-type="string" office:string-value="372" calcext:value-type="string">
            <text:p>372</text:p>
          </table:table-cell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5]+TIMEVALUE(&quot;1:30&quot;)" office:value-type="time" office:time-value="PT13H10M00S" calcext:value-type="time">
            <text:p>13:10</text:p>
          </table:table-cell>
          <table:table-cell table:formula="of:=IF([.$D$2]=&quot;Нечетная&quot;;&quot;Программирование(практика)&quot;;&quot;ОПД(практика)&quot;)" office:value-type="string" office:string-value="ОПД(практика)" calcext:value-type="string">
            <text:p>ОПД(практика)</text:p>
          </table:table-cell>
          <table:table-cell table:formula="of:=IF([.$D$2]=&quot;Нечетная&quot;;&quot;371&quot;;&quot;372&quot;)" office:value-type="string" office:string-value="372" calcext:value-type="string">
            <text:p>372</text:p>
          </table:table-cell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6]+TIMEVALUE(&quot;1:30&quot;)" office:value-type="time" office:time-value="PT15H00M00S" calcext:value-type="time">
            <text:p>15:00</text:p>
          </table:table-cell>
          <table:table-cell table:formula="of:=IF([.$D$2]=&quot;Нечетная&quot;;&quot;Дискретная математика&quot;;&quot;Информатика(практика)&quot;)" office:value-type="string" office:string-value="Информатика(практика)" calcext:value-type="string">
            <text:p>Информатика(практика)</text:p>
          </table:table-cell>
          <table:table-cell table:style-name="ce123" table:formula="of:=IF([.$D$2]=&quot;Нечетная&quot;;&quot;369а&quot;;&quot;304&quot;)" office:value-type="string" office:string-value="304" calcext:value-type="string">
            <text:p>304</text:p>
          </table:table-cell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7]+TIMEVALUE(&quot;1:30&quot;)" office:value-type="time" office:time-value="PT16H50M00S" calcext:value-type="time">
            <text:p>16:50</text:p>
          </table:table-cell>
          <table:table-cell table:formula="of:=IF([.$D$2]=&quot;Нечетная&quot;;&quot;Дискретная математика&quot;;&quot;Информатика(практика)&quot;)" office:value-type="string" office:string-value="Информатика(практика)" calcext:value-type="string">
            <text:p>Информатика(практика)</text:p>
          </table:table-cell>
          <table:table-cell table:style-name="ce123" table:formula="of:=IF([.$D$2]=&quot;Нечетная&quot;;&quot;369а&quot;;&quot;304&quot;)" office:value-type="string" office:string-value="304" calcext:value-type="string">
            <text:p>304</text:p>
          </table:table-cell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table:formula="of:=[.A4]+1" office:value-type="date" office:date-value="2019-09-10" calcext:value-type="date" table:number-columns-spanned="1" table:number-rows-spanned="4">
            <text:p>10 сентября</text:p>
          </table:table-cell>
          <table:table-cell table:style-name="ce120" table:formula="of:=[.A9]" office:value-type="date" office:date-value="2019-09-10" calcext:value-type="date" table:number-columns-spanned="1" table:number-rows-spanned="4">
            <text:p>вторник</text:p>
          </table:table-cell>
          <table:table-cell office:value-type="time" office:time-value="PT10H00M00S" calcext:value-type="time">
            <text:p>10:00</text:p>
          </table:table-cell>
          <table:table-cell table:formula="of:=[.C9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10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Физика(лекция)</text:p>
          </table:table-cell>
          <table:table-cell office:value-type="float" office:value="550" calcext:value-type="float">
            <text:p>550</text:p>
          </table:table-cell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1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12]+TIMEVALUE(&quot;1:30&quot;)" office:value-type="time" office:time-value="PT16H50M00S" calcext:value-type="time">
            <text:p>16:50</text:p>
          </table:table-cell>
          <table:table-cell office:value-type="string" calcext:value-type="string">
            <text:p>Физика(практика)</text:p>
          </table:table-cell>
          <table:table-cell table:style-name="ce123"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table:formula="of:=[.A9]+1" office:value-type="date" office:date-value="2019-09-11" calcext:value-type="date" table:number-columns-spanned="1" table:number-rows-spanned="4">
            <text:p>11 сентября</text:p>
          </table:table-cell>
          <table:table-cell table:style-name="ce120" table:formula="of:=[.A14]" office:value-type="date" office:date-value="2019-09-11" calcext:value-type="date" table:number-columns-spanned="1" table:number-rows-spanned="4">
            <text:p>среда</text:p>
          </table:table-cell>
          <table:table-cell office:value-type="time" office:time-value="PT10H00M00S" calcext:value-type="time">
            <text:p>10:00</text:p>
          </table:table-cell>
          <table:table-cell table:formula="of:=[.C14]+TIMEVALUE(&quot;1:30&quot;)" office:value-type="time" office:time-value="PT11H30M00S" calcext:value-type="time">
            <text:p>11:30</text:p>
          </table:table-cell>
          <table:table-cell office:value-type="string" calcext:value-type="string">
            <text:p>Математика(лекция)</text:p>
          </table:table-cell>
          <table:table-cell office:value-type="float" office:value="4303" calcext:value-type="float">
            <text:p>4303</text:p>
          </table:table-cell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15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403" calcext:value-type="float">
            <text:p>3403</text:p>
          </table:table-cell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16]+TIMEVALUE(&quot;1:30&quot;)" office:value-type="time" office:time-value="PT15H00M00S" calcext:value-type="time">
            <text:p>15:00</text:p>
          </table:table-cell>
          <table:table-cell office:value-type="string" calcext:value-type="string">
            <text:p>Математика(практика)</text:p>
          </table:table-cell>
          <table:table-cell table:style-name="ce123" office:value-type="float" office:value="3412" calcext:value-type="float">
            <text:p>3412</text:p>
          </table:table-cell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17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table:formula="of:=[.A14]+1" office:value-type="date" office:date-value="2019-09-12" calcext:value-type="date" table:number-columns-spanned="1" table:number-rows-spanned="4">
            <text:p>12 сентября</text:p>
          </table:table-cell>
          <table:table-cell table:style-name="ce120" table:formula="of:=[.A19]" office:value-type="date" office:date-value="2019-09-12" calcext:value-type="date" table:number-columns-spanned="1" table:number-rows-spanned="4">
            <text:p>четверг</text:p>
          </table:table-cell>
          <table:table-cell office:value-type="time" office:time-value="PT10H00M00S" calcext:value-type="time">
            <text:p>10:00</text:p>
          </table:table-cell>
          <table:table-cell table:formula="of:=[.C19]+TIMEVALUE(&quot;1:30&quot;)" office:value-type="time" office:time-value="PT11H30M00S" calcext:value-type="time">
            <text:p>11:30</text:p>
          </table:table-cell>
          <table:table-cell table:formula="of:=IF([.$D$2]=&quot;Нечетная&quot;;&quot;Программирование(лекция)&quot;;&quot;ОПД(лекция)&quot;)" office:value-type="string" office:string-value="ОПД(лекция)" calcext:value-type="string">
            <text:p>ОПД(лекция)</text:p>
          </table:table-cell>
          <table:table-cell office:value-type="float" office:value="285" calcext:value-type="float">
            <text:p>285</text:p>
          </table:table-cell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20]+TIMEVALUE(&quot;1:30&quot;)" office:value-type="time" office:time-value="PT13H10M00S" calcext:value-type="time">
            <text:p>13:10</text:p>
          </table:table-cell>
          <table:table-cell table:formula="of:=IF([.$D$2]=&quot;Нечетная&quot;;&quot;Дискретная математика&quot;;&quot;Информатика&quot;)" office:value-type="string" office:string-value="Информатика" calcext:value-type="string">
            <text:p>Информатика</text:p>
          </table:table-cell>
          <table:table-cell office:value-type="float" office:value="429" calcext:value-type="float">
            <text:p>429</text:p>
          </table:table-cell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2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22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table:formula="of:=[.A19]+1" office:value-type="date" office:date-value="2019-09-13" calcext:value-type="date" table:number-columns-spanned="1" table:number-rows-spanned="4">
            <text:p>13 сентября</text:p>
          </table:table-cell>
          <table:table-cell table:style-name="ce120" table:formula="of:=[.A24]" office:value-type="date" office:date-value="2019-09-13" calcext:value-type="date" table:number-columns-spanned="1" table:number-rows-spanned="4">
            <text:p>пятница</text:p>
          </table:table-cell>
          <table:table-cell office:value-type="time" office:time-value="PT10H00M00S" calcext:value-type="time">
            <text:p>10:00</text:p>
          </table:table-cell>
          <table:table-cell table:formula="of:=[.C24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25]+TIMEVALUE(&quot;1:30&quot;)" office:value-type="time" office:time-value="PT13H10M00S" calcext:value-type="time">
            <text:p>13:10</text:p>
          </table:table-cell>
          <table:table-cell table:number-columns-repeated="2"/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26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27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ce118" office:value-type="string" calcext:value-type="string">
            <text:p>Начало пары</text:p>
          </table:table-cell>
          <table:table-cell table:style-name="ce118" office:value-type="string" calcext:value-type="string">
            <text:p>Конец пары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Ауд.</text:p>
          </table:table-cell>
        </table:table-row>
        <table:table-row table:style-name="ro12">
          <table:table-cell table:style-name="ce119" table:formula="of:=[.A24]+1" office:value-type="date" office:date-value="2019-09-14" calcext:value-type="date" table:number-columns-spanned="1" table:number-rows-spanned="4">
            <text:p>14 сентября</text:p>
          </table:table-cell>
          <table:table-cell table:style-name="ce120" table:formula="of:=[.A29]" office:value-type="date" office:date-value="2019-09-14" calcext:value-type="date" table:number-columns-spanned="1" table:number-rows-spanned="4">
            <text:p>суббота</text:p>
          </table:table-cell>
          <table:table-cell office:value-type="time" office:time-value="PT10H00M00S" calcext:value-type="time">
            <text:p>10:00</text:p>
          </table:table-cell>
          <table:table-cell table:formula="of:=[.C29]+TIMEVALUE(&quot;1:30&quot;)" office:value-type="time" office:time-value="PT11H30M00S" calcext:value-type="time">
            <text:p>11:30</text:p>
          </table:table-cell>
          <table:table-cell table:number-columns-repeated="2"/>
        </table:table-row>
        <table:table-row table:style-name="ro12">
          <table:covered-table-cell table:number-columns-repeated="2"/>
          <table:table-cell office:value-type="time" office:time-value="PT11H40M00S" calcext:value-type="time">
            <text:p>11:40</text:p>
          </table:table-cell>
          <table:table-cell table:formula="of:=[.C30]+TIMEVALUE(&quot;1:30&quot;)" office:value-type="time" office:time-value="PT13H10M00S" calcext:value-type="time">
            <text:p>13:10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403" calcext:value-type="float">
            <text:p>3403</text:p>
          </table:table-cell>
        </table:table-row>
        <table:table-row table:style-name="ro12">
          <table:covered-table-cell table:number-columns-repeated="2"/>
          <table:table-cell office:value-type="time" office:time-value="PT13H30M00S" calcext:value-type="time">
            <text:p>13:30</text:p>
          </table:table-cell>
          <table:table-cell table:formula="of:=[.C31]+TIMEVALUE(&quot;1:30&quot;)" office:value-type="time" office:time-value="PT15H00M00S" calcext:value-type="time">
            <text:p>15:00</text:p>
          </table:table-cell>
          <table:table-cell/>
          <table:table-cell table:style-name="ce123"/>
        </table:table-row>
        <table:table-row table:style-name="ro12">
          <table:covered-table-cell table:number-columns-repeated="2"/>
          <table:table-cell office:value-type="time" office:time-value="PT15H20M00S" calcext:value-type="time">
            <text:p>15:20</text:p>
          </table:table-cell>
          <table:table-cell table:formula="of:=[.C32]+TIMEVALUE(&quot;1:30&quot;)" office:value-type="time" office:time-value="PT16H50M00S" calcext:value-type="time">
            <text:p>16:50</text:p>
          </table:table-cell>
          <table:table-cell/>
          <table:table-cell table:style-name="ce123"/>
        </table:table-row>
      </table:table>
      <table:named-expressions/>
      <table:database-ranges>
        <table:database-range table:name="__Anonymous_Sheet_DB__4" table:target-range-address="D2.A1:D2.H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day/>
      <number:text> </number:text>
      <number:month number:style="long" number:textual="true"/>
    </number:date-style>
    <number:date-style style:name="N113">
      <number:day-of-week number:style="long"/>
    </number:date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красненький" style:family="table-cell" style:parent-style-name="Default">
      <style:text-properties fo:color="#ed1c24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5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0:34:37.8386054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A1" style:display-name="PageStyle_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правочник" style:display-name="PageStyle_Справочник" style:page-layout-name="Mpm4">
      <style:header/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PageStyle_5f_Расчёт" style:display-name="PageStyle_Расчёт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D2" style:display-name="PageStyle_D2" style:page-layout-name="Mpm5">
      <style:header style:display="false"/>
      <style:header-left style:display="false"/>
      <style:footer>
        <text:p><text:span text:style-name="MT2">25.11.2017 1:49:57</text:span></text:p>
      </style:footer>
      <style:footer-left style:display="false"/>
    </style:master-page>
    <style:master-page style:name="PageStyle_5f_F3.Таблица1" style:display-name="PageStyle_F3.Таблица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Диаграмма" style:display-name="PageStyle_Диаграмм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F3.Таблица2" style:display-name="PageStyle_F3.Таблица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ru-RU</dc:language>
    <dc:date>2019-12-02T23:42:40.834762723</dc:date>
    <meta:editing-cycles>40</meta:editing-cycles>
    <meta:editing-duration>PT14H17M5S</meta:editing-duration>
    <meta:generator>LibreOffice/6.0.7.3$Linux_X86_64 LibreOffice_project/00m0$Build-3</meta:generator>
    <meta:document-statistic meta:table-count="9" meta:cell-count="64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lab6.xml><?xml version="1.0" encoding="utf-8"?>
<!DOCTYPE module  PUBLIC '-//OpenOffice.org//DTD OfficeDocument 1.0//EN'  'module.dtd'>
<script:module xmlns:script="http://openoffice.org/2000/script" script:name="lab6" script:language="StarBasic" script:moduleType="normal">REM  *****  BASIC  *****

Sub Main
	SheetName = "Расписание "+ (ThisComponent.Sheets.Count-7)
	sheet = ThisComponent.CurrentController.getActiveSheet()
	rone = sheet.getCellRangeByName("A1:F32").RangeAddress
	dateCell = sheet.getCellRangeByName("A4").Value
	ThisComponent.Sheets().insertNewByName(SheetName, ThisComponent.Sheets.Count)
	ThisComponent.CurrentController.setActiveSheet( ThisComponent.Sheets().getByName (SheetName))
	sheet = ThisComponent.CurrentController.getActiveSheet()
	rtwo = sheet.getCellRangeByName("A1").CellAddress
	sheet.CopyRange(rtwo,rone)
	sheet.getCellRangeByName("A4").Value=DateAdd("d", 7, dateCell)
	sheet.getCellrangeByName("A4:A7").getRows().Height = 120*10
	sheet.getCellrangeByName("A9:A12").getRows().Height = 120*10
	sheet.getCellrangeByName("A14:A17").getRows().Height = 120*10
	sheet.getCellrangeByName("A19:A22").getRows().Height = 120*10
	sheet.getCellrangeByName("A24:A27").getRows().Height = 120*10
	sheet.getCellrangeByName("A29:A32").getRows().Height = 120*1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b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width="0.1cm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style:text-position="0% 100%" fo:font-size="10pt" style:font-size-asian="10pt" style:font-size-complex="10pt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style:text-position="0% 100%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legend chart:legend-position="end" svg:x="12.756cm" svg:y="2.955cm" style:legend-expansion="high" chart:style-name="ch2"/>
        <chart:plot-area chart:style-name="ch3" table:cell-range-address="Расчёт.H10:Расчёт.J16 Расчёт.D11:Расчёт.D16" chart:data-source-has-labels="both" svg:x="0.319cm" svg:y="0.179cm" svg:width="12.118cm" svg:height="8.64cm">
          <chartooo:coordinate-region svg:x="3.375cm" svg:y="0.179cm" svg:width="8.359cm" svg:height="7.993cm"/>
          <chart:axis chart:dimension="x" chart:name="primary-x" chart:style-name="ch4" chartooo:axis-type="auto">
            <chartooo:date-scale/>
            <chart:categories table:cell-range-address="Расчёт.H10:Расчёт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асчёт.H11:Расчёт.J11" chart:label-cell-address="Расчёт.D11:Расчёт.D11" chart:class="chart:bar">
            <chart:data-point chart:repeated="3"/>
          </chart:series>
          <chart:series chart:style-name="ch8" chart:values-cell-range-address="Расчёт.H12:Расчёт.J12" chart:label-cell-address="Расчёт.D12:Расчёт.D12" chart:class="chart:bar">
            <chart:data-point chart:repeated="3"/>
          </chart:series>
          <chart:series chart:style-name="ch9" chart:values-cell-range-address="Расчёт.H13:Расчёт.J13" chart:label-cell-address="Расчёт.D13:Расчёт.D13" chart:class="chart:bar">
            <chart:data-point chart:repeated="3"/>
          </chart:series>
          <chart:series chart:style-name="ch10" chart:values-cell-range-address="Расчёт.H14:Расчёт.J14" chart:label-cell-address="Расчёт.D14:Расчёт.D14" chart:class="chart:bar">
            <chart:data-point chart:repeated="3"/>
          </chart:series>
          <chart:series chart:style-name="ch11" chart:values-cell-range-address="Расчёт.H15:Расчёт.J15" chart:label-cell-address="Расчёт.D15:Расчёт.D15" chart:class="chart:bar">
            <chart:data-point chart:repeated="3"/>
          </chart:series>
          <chart:series chart:style-name="ch12" chart:values-cell-range-address="Расчёт.H16:Расчёт.J16" chart:label-cell-address="Расчёт.D16:Расчёт.D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 рабочим дням</text:p>
                <draw:g>
                  <svg:desc>Расчёт.H10:Расчёт.J10</svg:desc>
                </draw:g>
              </table:table-cell>
              <table:table-cell office:value-type="string">
                <text:p>По больничному</text:p>
              </table:table-cell>
              <table:table-cell office:value-type="string">
                <text:p>Премия</text:p>
              </table:table-cell>
            </table:table-row>
          </table:table-header-rows>
          <table:table-rows>
            <table:table-row>
              <table:table-cell office:value-type="string">
                <text:p>Кнопкин Д.Б.</text:p>
                <draw:g>
                  <svg:desc>Расчёт.D11:Расчёт.D11</svg:desc>
                </draw:g>
              </table:table-cell>
              <table:table-cell office:value-type="float" office:value="3980.76923076923">
                <text:p>3980.76923076923</text:p>
                <draw:g>
                  <svg:desc>Расчёт.H11:Расчёт.J11</svg:desc>
                </draw:g>
              </table:table-cell>
              <table:table-cell office:value-type="float" office:value="389.423076923077">
                <text:p>389.42307692307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Хомзин Г.Д.</text:p>
                <draw:g>
                  <svg:desc>Расчёт.D12:Расчёт.D12</svg:desc>
                </draw:g>
              </table:table-cell>
              <table:table-cell office:value-type="float" office:value="9000">
                <text:p>9000</text:p>
                <draw:g>
                  <svg:desc>Расчёт.H12:Расчёт.J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Рябчикова С.С.</text:p>
                <draw:g>
                  <svg:desc>Расчёт.D13:Расчёт.D13</svg:desc>
                </draw:g>
              </table:table-cell>
              <table:table-cell office:value-type="float" office:value="3210.46153846154">
                <text:p>3210.46153846154</text:p>
                <draw:g>
                  <svg:desc>Расчёт.H13:Расчёт.J13</svg:desc>
                </draw:g>
              </table:table-cell>
              <table:table-cell office:value-type="float" office:value="200.653846153846">
                <text:p>200.65384615384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Фёдоров М.Я.</text:p>
                <draw:g>
                  <svg:desc>Расчёт.D14:Расчёт.D14</svg:desc>
                </draw:g>
              </table:table-cell>
              <table:table-cell office:value-type="float" office:value="8176">
                <text:p>8176</text:p>
                <draw:g>
                  <svg:desc>Расчёт.H14:Расчёт.J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53.44">
                <text:p>1553.44</text:p>
              </table:table-cell>
            </table:table-row>
            <table:table-row>
              <table:table-cell office:value-type="string">
                <text:p>Топоров Г.Г.</text:p>
                <draw:g>
                  <svg:desc>Расчёт.D15:Расчёт.D15</svg:desc>
                </draw:g>
              </table:table-cell>
              <table:table-cell office:value-type="float" office:value="1867">
                <text:p>1867</text:p>
                <draw:g>
                  <svg:desc>Расчёт.H15:Расчёт.J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680.3">
                <text:p>1680.3</text:p>
              </table:table-cell>
            </table:table-row>
            <table:table-row>
              <table:table-cell office:value-type="string">
                <text:p>Витяев А.К.</text:p>
                <draw:g>
                  <svg:desc>Расчёт.D16:Расчёт.D16</svg:desc>
                </draw:g>
              </table:table-cell>
              <table:table-cell office:value-type="float" office:value="5683.19230769231">
                <text:p>5683.19230769231</text:p>
                <draw:g>
                  <svg:desc>Расчёт.H16:Расчёт.J16</svg:desc>
                </draw:g>
              </table:table-cell>
              <table:table-cell office:value-type="float" office:value="1570.35576923077">
                <text:p>1570.35576923077</text:p>
              </table:table-cell>
              <table:table-cell office:value-type="float" office:value="544.39">
                <text:p>544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